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38cm"/>
    </style:style>
    <style:style style:name="co3" style:family="table-column">
      <style:table-column-properties fo:break-before="auto" style:column-width="5.286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ortifs méda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Pays</text:p>
          </table:table-cell>
          <table:table-cell table:style-name="ce1" office:value-type="string">
            <text:p>Sportif</text:p>
          </table:table-cell>
          <table:table-cell table:style-name="ce1" office:value-type="string">
            <text:p>Discipline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Argent</text:p>
          </table:table-cell>
          <table:table-cell table:style-name="ce2" office:value-type="string">
            <text:p>Bronze</text:p>
          </table:table-cell>
          <table:table-cell table:style-name="ce2" office:value-type="string">
            <text:p>Total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PHELPS Michael</text:p>
          </table:table-cell>
          <table:table-cell office:value-type="string">
            <text:p>Natati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FRANKLIN Missy</text:p>
          </table:table-cell>
          <table:table-cell office:value-type="string">
            <text:p>Nata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CHMITT Allison</text:p>
          </table:table-cell>
          <table:table-cell office:value-type="string">
            <text:p>Natatio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BOLT Usain</text:p>
          </table:table-cell>
          <table:table-cell office:value-type="string">
            <text:p>Athlétism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FELIX Allyson</text:p>
          </table:table-cell>
          <table:table-cell office:value-type="string">
            <text:p>Athlétism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VOLLMER Dana</text:p>
          </table:table-cell>
          <table:table-cell office:value-type="string">
            <text:p>Natation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OCHTE Ryan</text:p>
          </table:table-cell>
          <table:table-cell office:value-type="string">
            <text:p>Natati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SUN Yang</text:p>
          </table:table-cell>
          <table:table-cell office:value-type="string">
            <text:p>Natation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ADRIAN Nathan</text:p>
          </table:table-cell>
          <table:table-cell office:value-type="string">
            <text:p>Nat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AGNEL Yannick</text:p>
          </table:table-cell>
          <table:table-cell office:value-type="string">
            <text:p>Nat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GREVERS Matthew</text:p>
          </table:table-cell>
          <table:table-cell office:value-type="string">
            <text:p>Nat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KROMOWIDJOJO Ranomi</text:p>
          </table:table-cell>
          <table:table-cell office:value-type="string">
            <text:p>Nat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ONI Rebecca</text:p>
          </table:table-cell>
          <table:table-cell office:value-type="string">
            <text:p>Nata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AISMAN Alexandra</text:p>
          </table:table-cell>
          <table:table-cell office:value-type="string">
            <text:p>Gymnastique artistiq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ZOU Kai</text:p>
          </table:table-cell>
          <table:table-cell office:value-type="string">
            <text:p>Gymnastique artistiq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HEN Ruolin</text:p>
          </table:table-cell>
          <table:table-cell office:value-type="string">
            <text:p>Plonge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DI FRANCISCA Elisa</text:p>
          </table:table-cell>
          <table:table-cell office:value-type="string">
            <text:p>Escrim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OUGLAS Gabrielle</text:p>
          </table:table-cell>
          <table:table-cell office:value-type="string">
            <text:p>Gymnastique artistiq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DUJARDIN Charlotte</text:p>
          </table:table-cell>
          <table:table-cell office:value-type="string">
            <text:p>Sports Équestre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FARAH Mohamed</text:p>
          </table:table-cell>
          <table:table-cell office:value-type="string">
            <text:p>Athlétism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FENG Zhe</text:p>
          </table:table-cell>
          <table:table-cell office:value-type="string">
            <text:p>Gymnastique artistiq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HOY Chris</text:p>
          </table:table-cell>
          <table:table-cell office:value-type="string">
            <text:p>Cyclisme - Pist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ISHCHENKO Natalia</text:p>
          </table:table-cell>
          <table:table-cell office:value-type="string">
            <text:p>Natation synchronisé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JIN Jongoh</text:p>
          </table:table-cell>
          <table:table-cell office:value-type="string">
            <text:p>Tir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JUNG Michael</text:p>
          </table:table-cell>
          <table:table-cell office:value-type="string">
            <text:p>Sports Équestre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KENNY Jason</text:p>
          </table:table-cell>
          <table:table-cell office:value-type="string">
            <text:p>Cyclisme - Pist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 Bo Bae</text:p>
          </table:table-cell>
          <table:table-cell office:value-type="string">
            <text:p>Tir à l’arc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KOZAK Danuta</text:p>
          </table:table-cell>
          <table:table-cell office:value-type="string">
            <text:p>Canoë-kayak, Course en Lign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 Xiaoxia</text:p>
          </table:table-cell>
          <table:table-cell office:value-type="string">
            <text:p>Tennis de tabl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ICHARDS-ROSS Sanya</text:p>
          </table:table-cell>
          <table:table-cell office:value-type="string">
            <text:p>Athlétism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ROMASHINA Svetlana</text:p>
          </table:table-cell>
          <table:table-cell office:value-type="string">
            <text:p>Natation synchronisé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TROTT Laura</text:p>
          </table:table-cell>
          <table:table-cell office:value-type="string">
            <text:p>Cyclisme - Pist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ILLIAMS Serena</text:p>
          </table:table-cell>
          <table:table-cell office:value-type="string">
            <text:p>Tennis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U Minxia</text:p>
          </table:table-cell>
          <table:table-cell office:value-type="string">
            <text:p>Plonge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YE Shiwen</text:p>
          </table:table-cell>
          <table:table-cell office:value-type="string">
            <text:p>Natati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ZHANG Jike</text:p>
          </table:table-cell>
          <table:table-cell office:value-type="string">
            <text:p>Tennis de tabl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ZHAO Yunlei</text:p>
          </table:table-cell>
          <table:table-cell office:value-type="string">
            <text:p>Badminto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COUTTS Alicia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BLAKE Yoha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ELMSLIE Brittany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FRASER-PRYCE Shelly-An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JONES Cullen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CHLANGER Melanie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EEBOHM Emily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UCHIMURA Kohei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USTAFINA Aliya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JETER Carmelita</text:p>
          </table:table-cell>
          <table:table-cell office:value-type="string">
            <text:p>Athlétisme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MUFFAT Camille</text:p>
          </table:table-cell>
          <table:table-cell office:value-type="string">
            <text:p>Natation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ANTYUKH Natalya</text:p>
          </table:table-cell>
          <table:table-cell office:value-type="string">
            <text:p>Athlétism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ERENS Ricky</text:p>
          </table:table-cell>
          <table:table-cell office:value-type="string">
            <text:p>Na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CAMPRIANI Niccolo</text:p>
          </table:table-cell>
          <table:table-cell office:value-type="string">
            <text:p>Ti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HEN Yibing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DIETZE Tina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DING Ning</text:p>
          </table:table-cell>
          <table:table-cell office:value-type="string">
            <text:p>Tennis de tabl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ERRIGO Arianna</text:p>
          </table:table-cell>
          <table:table-cell office:value-type="string">
            <text:p>Escrim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HE Zi</text:p>
          </table:table-cell>
          <table:table-cell office:value-type="string">
            <text:p>Plonge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KOVACS Katalin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SA</text:p>
          </table:table-cell>
          <table:table-cell office:value-type="string">
            <text:p>le CLOS Chad</text:p>
          </table:table-cell>
          <table:table-cell office:value-type="string">
            <text:p>Na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EFERT Clement</text:p>
          </table:table-cell>
          <table:table-cell office:value-type="string">
            <text:p>Na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EVEAUX Amaury</text:p>
          </table:table-cell>
          <table:table-cell office:value-type="string">
            <text:p>Na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ARONEY Mc Kayla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MURRAY Andy</text:p>
          </table:table-cell>
          <table:table-cell office:value-type="string">
            <text:p>Tenni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PENDLETON Victoria</text:p>
          </table:table-cell>
          <table:table-cell office:value-type="string">
            <text:p>Cyclisme - Pist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QIN Kai</text:p>
          </table:table-cell>
          <table:table-cell office:value-type="string">
            <text:p>Plonge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STRAVIUS Jeremy</text:p>
          </table:table-cell>
          <table:table-cell office:value-type="string">
            <text:p>Na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HOMAN Nick</text:p>
          </table:table-cell>
          <table:table-cell office:value-type="string">
            <text:p>Natati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ANG Hao</text:p>
          </table:table-cell>
          <table:table-cell office:value-type="string">
            <text:p>Tennis de tabl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EBER Franziska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ZAKHAROV Ilya</text:p>
          </table:table-cell>
          <table:table-cell office:value-type="string">
            <text:p>Plonge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AUFFARTH Sandra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AZARENKA Victoria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ECHTOLSHEIMER Laura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OUDIA David</text:p>
          </table:table-cell>
          <table:table-cell office:value-type="string">
            <text:p>Plonge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RYAN Mike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LANCY Edward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ETH</text:p>
          </table:table-cell>
          <table:table-cell office:value-type="string">
            <text:p>DIBABA Tirunesh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NSEN Brendan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RDY Jessica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IZBASA Sandra Raluca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MEARES Anna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TUN</text:p>
          </table:table-cell>
          <table:table-cell office:value-type="string">
            <text:p>MELLOULI Oussama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OH Jin Hyek</text:p>
          </table:table-cell>
          <table:table-cell office:value-type="string">
            <text:p>Tir à l’ar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SUN Yujie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ROTTER DeeDee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VEZZALI Valentina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ABALO Luc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ACCAMBRAY William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ADAMS Nicola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ADAMS Valerie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ADAMSKI Filip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AGLIOTTI Marilyn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AINSLIE Ben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ALABAU NEIRA Marina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ALEH Jo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ALSTAD Ida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RK</text:p>
          </table:table-cell>
          <table:table-cell office:value-type="string">
            <text:p>AN Kum Ae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ANAE Tumua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ANDERSON Alyssa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ANTHONY Carmelo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APALIKOV Nikolay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AQUINO Javier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ARAUJO Nestor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ARMSTRONG Betsey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ARMSTRONG Kristin</text:p>
          </table:table-cell>
          <table:table-cell office:value-type="string">
            <text:p>Cyclisme - Rou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TU</text:p>
          </table:table-cell>
          <table:table-cell office:value-type="string">
            <text:p>ASADAUSKAITE Laura</text:p>
          </table:table-cell>
          <table:table-cell office:value-type="string">
            <text:p>Pentathlon Moder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ASGAROV Toghrul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ASPROMONTE Valerio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AUGUSTUS Seimone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AVOLA Giorgio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BAILEY-COLE Kemar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AILLIE Tim</text:p>
          </table:table-cell>
          <table:table-cell office:value-type="string">
            <text:p>Canoë Slal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AKER Keshi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BALDINI Andrea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BARAC Samir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BARACHET Xavier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ARNHART Nicole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ELCHER Mathew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BEREZHKO Yury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BERKI Krisztian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BERNARD Alain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IRD Sue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BLIZNYUK Anastasia</text:p>
          </table:table-cell>
          <table:table-cell office:value-type="string">
            <text:p>Gymnastique Rythm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BOND Hamish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OOTSMA Rachel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BOSKOVIC Miho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OXX Shannon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RASH Scott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BREIVANG Karoline Dyhre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BRENDEL Sebastian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BRESSET Julie</text:p>
          </table:table-cell>
          <table:table-cell office:value-type="string">
            <text:p>Cyclisme Mountain Bik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BRINK Julius</text:p>
          </table:table-cell>
          <table:table-cell office:value-type="string">
            <text:p>Volleyball de Plag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SA</text:p>
          </table:table-cell>
          <table:table-cell office:value-type="string">
            <text:p>BRITTAIN Matthew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AH</text:p>
          </table:table-cell>
          <table:table-cell office:value-type="string">
            <text:p>BROWN Chris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ROWNLEE Alistair</text:p>
          </table:table-cell>
          <table:table-cell office:value-type="string">
            <text:p>Triathl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RYAN Bob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RYANT Kobe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UEHLER Rachel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BULJUBASIC Ivan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BURIC Damir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URKE Steven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URROUGHS Jordan Ernest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BUSLJE Andro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BUTKO Alexander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AFARO Erin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AI Yun</text:p>
          </table:table-cell>
          <table:table-cell office:value-type="string">
            <text:p>Badmint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CAIXETA Tandar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UR</text:p>
          </table:table-cell>
          <table:table-cell office:value-type="string">
            <text:p>CAKIR ALPTEKIN Asli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CAMPBELL Cate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AMPBELL Luke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AO Yuan</text:p>
          </table:table-cell>
          <table:table-cell office:value-type="string">
            <text:p>Plonge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CARRINGTON Lisa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CARTER Nest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CARVALHO Jaqueline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ASH Swin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CASSARA Andrea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CASTRO Sheill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ATCHINGS Tamika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CERNOGORAZ Giovanni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HANDLER Tyson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HARLES Peter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HARLES Tina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CHAVEZ Darvin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CHEBAN Yuri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HEN Ding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HENEY Lauren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CHICHEROVA Ann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CHINSHANLO Zulfiya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CHOI Hyeonju</text:p>
          </table:table-cell>
          <table:table-cell office:value-type="string">
            <text:p>Tir à l’ar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LARY Tyler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CLAUDINO Fabian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CLEAR Jacob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COHEN Nathan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OPELAND Katherine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CORONA Jose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CORTES Javier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RAIG Kami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CRISMANICH Sebastian Eduardo</text:p>
          </table:table-cell>
          <table:table-cell office:value-type="string">
            <text:p>Taekwon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AVIES Caryn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AVIS Anthony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DAVYDOVA Anastasia</text:p>
          </table:table-cell>
          <table:table-cell office:value-type="string">
            <text:p>Natation synchronisé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de BLAEIJ Merel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de GOEDE Eva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DECOSSE Lucie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DEECKE Oskar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TH</text:p>
          </table:table-cell>
          <table:table-cell office:value-type="string">
            <text:p>DEFAR Meseret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DEMENTIEVA Yana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DENG Linlin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DINART Didier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DIRKSE van den HEUVEL Carlien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IXON Diamond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DOBUD Niksa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DOMBI Rudolf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ONAHUE Claire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DONG Dong</text:p>
          </table:table-cell>
          <table:table-cell office:value-type="string">
            <text:p>Trampoli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DONSKOVA Uliana</text:p>
          </table:table-cell>
          <table:table-cell office:value-type="string">
            <text:p>Gymnastique Rythm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dos SANTOS Giovani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DOVGODKO Nataliya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RIES Annika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DRYSDALE Mahe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DUDKINA Ksenia</text:p>
          </table:table-cell>
          <table:table-cell office:value-type="string">
            <text:p>Gymnastique Rythm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URANT Kevin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WYER Conor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DYACHENKO Alexander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EATON Ashto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ECHEGOYEN DOMINGUEZ Tamara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ENNIS Jessic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ENRIQUEZ Jorge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ESTANGUET Tony</text:p>
          </table:table-cell>
          <table:table-cell office:value-type="string">
            <text:p>Canoë Slal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FABIAN Marco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FAZEKAS Krisztina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FER Emilie</text:p>
          </table:table-cell>
          <table:table-cell office:value-type="string">
            <text:p>Canoë Slal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FERNANDEZ Jerome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FERREIRA Fernand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FOWLES Sylvia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FRAFJORD Marit Malm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FRANCIA Zsuzsanna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FRANGILLI Michele</text:p>
          </table:table-cell>
          <table:table-cell office:value-type="string">
            <text:p>Tir à l’ar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FRATER Michael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FU Haifeng</text:p>
          </table:table-cell>
          <table:table-cell office:value-type="string">
            <text:p>Badmint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FUCHS Florian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FUERSTE Moritz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GALIAZZO Marco</text:p>
          </table:table-cell>
          <table:table-cell office:value-type="string">
            <text:p>Tir à l’ar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GALSTYAN Arsen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TH</text:p>
          </table:table-cell>
          <table:table-cell office:value-type="string">
            <text:p>GELANA Tiki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ILLE Bertrand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ILLE Guillaume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ILOT Fabien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GLOVER Helen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GODERIE Maartje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GONZALEZ BONILLA Joel</text:p>
          </table:table-cell>
          <table:table-cell office:value-type="string">
            <text:p>Taekwon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GRAINGER Katherine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GRANKIN Sergey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GRAY Jamie Lynn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GREGORY Alex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GRIMSBO Kari Aalvik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GROHMANN Tim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GROMOVA Maria</text:p>
          </table:table-cell>
          <table:table-cell office:value-type="string">
            <text:p>Natation synchronisé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GU Bongil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UI</text:p>
          </table:table-cell>
          <table:table-cell office:value-type="string">
            <text:p>GUERDAT Steve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UIGOU Michael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GUO Weiyang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GUO Wenjun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GUO Yue</text:p>
          </table:table-cell>
          <table:table-cell office:value-type="string">
            <text:p>Tennis de tab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GYURTA Daniel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HAENER Martin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NCOCK Vincent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HANSEN Lasse Norman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HARALDSEN Katrine Lunde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RDEN James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RRISON Kayla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HARTING Robert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HAUKE Tobias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EATH Tobin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HERREM Camilla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HERRERA Hector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HESTER Carl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HINDES Philip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HINIC Igor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HONRUBIA Samuel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HOOG Ellen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HOSKING Sophie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OUCHIN Charlie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HWANG Kyung Seon</text:p>
          </table:table-cell>
          <table:table-cell office:value-type="string">
            <text:p>Taekwon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ICHO Kaori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IGLESIAS SOTOLONGO Roniel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IGUODALA Andre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ILINYKH Dmitriy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ILYIN Ilya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ISAEV Mansur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RN</text:p>
          </table:table-cell>
          <table:table-cell office:value-type="string">
            <text:p>JAMES Kirani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JAMES Lebron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JAMES Tom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JENSEN Iain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JIAO Liuyang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JIMENEZ Israel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JIMENEZ Raul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JOHANNESEN Eric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JOHANSEN Kari Mette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JOKOVIC Maro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JOLI Guillaume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JONES Asjha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JONES Jade</text:p>
          </table:table-cell>
          <table:table-cell office:value-type="string">
            <text:p>Taekwon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JONKER Kelly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JOSHUA Anthony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ANAEVA Evgeniya</text:p>
          </table:table-cell>
          <table:table-cell office:value-type="string">
            <text:p>Gymnastique Rythm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KARABATIC Nikola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KARABOUE Daouda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KEMBOI Ezekiel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KENNAUGH Peter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HAIBULAEV Tagir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HASYANOVA Elvira</text:p>
          </table:table-cell>
          <table:table-cell office:value-type="string">
            <text:p>Natation synchronisé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HTEY Taras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HUGAEV Alan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Hyeonwoo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Jae-Bum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Jangmi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Jiyeon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Junghwan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RK</text:p>
          </table:table-cell>
          <table:table-cell office:value-type="string">
            <text:p>KIM Un Guk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KING Dani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GA</text:p>
          </table:table-cell>
          <table:table-cell office:value-type="string">
            <text:p>KIPROTICH Stephe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IRDYAPKIN Sergey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KLIMKE Ingrid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KNAPKOVA Miroslava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KNIGHT Bianc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KOKENY Roland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KOREN Linn-Kristin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KORN Oliver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OROBOVA Daria</text:p>
          </table:table-cell>
          <table:table-cell office:value-type="string">
            <text:p>Natation synchronisé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KOZHENKOVA Anastasiia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KRETSCHMER Peter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KUFFNER Andreas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KUKLA Yolane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KULHAVY Jaroslav</text:p>
          </table:table-cell>
          <table:table-cell office:value-type="string">
            <text:p>Cyclisme Mountain Bik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KURTOVIC Amanda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KUSCHELA Kurt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LAMMERS Kim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LARSEN Eirik Veras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ARSON Breeja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LASHMANOVA Elen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AVILLENIE Renaud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e PEILBET Amy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EDECKY Katie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LEE Sung Jin</text:p>
          </table:table-cell>
          <table:table-cell office:value-type="string">
            <text:p>Tir à l’ar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EI Sheng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EROUX Sydney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 Na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 Xuerui</text:p>
          </table:table-cell>
          <table:table-cell office:value-type="string">
            <text:p>Badmint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 Xueying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VEN</text:p>
          </table:table-cell>
          <table:table-cell office:value-type="string">
            <text:p>LIMARDO GASCON Ruben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N Dan</text:p>
          </table:table-cell>
          <table:table-cell office:value-type="string">
            <text:p>Badmint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N Qingfeng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IND Caroline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LINS Danielle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LOYD Carli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OFGREN Esther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OGAN Eleanor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LOKE Heidi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LOMACHENKO Vasyl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LOOF Fredrik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LOPEZ NUNEZ Mijain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OVE Kevin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U Xiaojun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LUNDE-BORGERSEN Kristine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UO Xiaojuan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UO Yutong</text:p>
          </table:table-cell>
          <table:table-cell office:value-type="string">
            <text:p>Plonge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LYSENKO Tatyan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MA Long</text:p>
          </table:table-cell>
          <table:table-cell office:value-type="string">
            <text:p>Tennis de tab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MACLENNAN Rosannagh</text:p>
          </table:table-cell>
          <table:table-cell office:value-type="string">
            <text:p>Trampoli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ADISON Tiann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MAHER Ben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MAJEWSKI Tomasz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AKARENKO Alina</text:p>
          </table:table-cell>
          <table:table-cell office:value-type="string">
            <text:p>Gymnastique Rythm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LG</text:p>
          </table:table-cell>
          <table:table-cell office:value-type="string">
            <text:p>MAKHLOUFI Taoufik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MANAUDOU Florent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MANDIC Milica</text:p>
          </table:table-cell>
          <table:table-cell office:value-type="string">
            <text:p>Taekwon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MANEZA Maiya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MARTYNOV Sergei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ATHEWSON Courtney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AH</text:p>
          </table:table-cell>
          <table:table-cell office:value-type="string">
            <text:p>MATHIEU Michael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MATSUMOTO Kaori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AY-TREANOR Misty</text:p>
          </table:table-cell>
          <table:table-cell office:value-type="string">
            <text:p>Volleyball de Plag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cCORORY Francen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cCOUGHTRY Angel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cGILL Tyler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McKEEVER Ed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cLEAN Matthew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TU</text:p>
          </table:table-cell>
          <table:table-cell office:value-type="string">
            <text:p>MEILUTYTE Ruta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EKHONTCEV Egor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MENEZES Sarah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MENEZES Thais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MENNIGEN Florian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ERRITT Aries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MIER Hiram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IKHAYLOV Maxim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AH</text:p>
          </table:table-cell>
          <table:table-cell office:value-type="string">
            <text:p>MILLER Ramo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MIRNYI Max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ITTS Heather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MOLDOVEANU Alin George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MOLFETTA Carlo</text:p>
          </table:table-cell>
          <table:table-cell office:value-type="string">
            <text:p>Taekwon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MOLMENTI Daniele</text:p>
          </table:table-cell>
          <table:table-cell office:value-type="string">
            <text:p>Canoë Slal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OORE Maya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ORGAN Alex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MUELLER Lukas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MUELLER Maximilian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MURATA Ryota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MURRAY Eric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USERSKIY Dmitriy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MUSLIM Petar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USNICKI Meghan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NABARRETE ZANETTI Arthur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NARCISSE Daniel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NAZARENKO Anastasia</text:p>
          </table:table-cell>
          <table:table-cell office:value-type="string">
            <text:p>Gymnastique Rythm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SA</text:p>
          </table:table-cell>
          <table:table-cell office:value-type="string">
            <text:p>NDLOVU Sizwe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NESPOLI Mauro</text:p>
          </table:table-cell>
          <table:table-cell office:value-type="string">
            <text:p>Tir à l’arc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NOROOZI Omid Haji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NOSTVOLD Tonje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OBARA Hitomi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OBMOCHAEV Alexey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OBRADOVIC Paulo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OH Eunseok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O'HARA Kelley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OLIVEIRA Fabian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RK</text:p>
          </table:table-cell>
          <table:table-cell office:value-type="string">
            <text:p>OM Yun Chol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OMEYER Thierry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O'REILLY Heather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ORTIZ Idalys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OTARSULTANOV Dzhamal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OUTTERIDGE Nathan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PAGE Malcolm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</text:p>
          </table:table-cell>
          <table:table-cell office:value-type="string">
            <text:p>PAJON Mariana</text:p>
          </table:table-cell>
          <table:table-cell office:value-type="string">
            <text:p>Cyclisme - BM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PARKER Candace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PARS Krisztia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PATSKEVICH Alexandra</text:p>
          </table:table-cell>
          <table:table-cell office:value-type="string">
            <text:p>Natation synchronisé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PAUL Chris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PAUMEN Maartje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PAVIC Josip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PEARSON Sally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PEQUENO Paul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PERALTA Oribe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PERDUE Lauren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PEREIRA Natali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PERKOVIC Sandr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PETRI Heather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AH</text:p>
          </table:table-cell>
          <table:table-cell office:value-type="string">
            <text:p>PINDER Demetrius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PODOBEDOVA Svetlana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POLKAMP Sophie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PONCE Miguel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POSTRIGAY Yury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POWRIE Olivia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PUMARIEGA MENENDEZ Angela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PUPO Leuris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QUIST Rasmus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RABENTE Jan Philipp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RAMIREZ CARRAZANA Robeisy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AMPONE Christie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APINOE Megan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RASMUSSEN Mads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RECKERMANN Jonas</text:p>
          </table:table-cell>
          <table:table-cell office:value-type="string">
            <text:p>Volleyball de Plag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REED Pete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EESE Brittney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REINELT Maximilian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REYES Diego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REZAEI Ghasem Gholamreza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HODE Kimberly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RK</text:p>
          </table:table-cell>
          <table:table-cell office:value-type="string">
            <text:p>RIM Jong Sim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RINER Teddy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RISZTOV Eva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ITZEL Taylor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RODRIGUES Fernand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ODRIGUEZ Amy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RODRIGUEZ Jose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OSS Kyla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ROSSI Jessica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ROWSELL Joanna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RUDISHA David Lekut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ULON Kelly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RUTHERFORD Greg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RYPAKOVA Olg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SALCIDO Carlos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SALIMIKORDASIABI Behdad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SALMINEN Max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SALVATORI Ilaria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OM</text:p>
          </table:table-cell>
          <table:table-cell office:value-type="string">
            <text:p>SANCHEZ Felix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SAPIYEV Serik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AUER Martin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AUERBRUNN Becky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AVINOVA Mariy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CHMIDT Richard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CHOOF Lauritz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CHRADE Dirk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CHULZE Karl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EIDEMANN Melissa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EVASTYANOVA Karolina</text:p>
          </table:table-cell>
          <table:table-cell office:value-type="string">
            <text:p>Gymnastique Rythm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HANTEAU Eric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SHARIFOV Sharif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O</text:p>
          </table:table-cell>
          <table:table-cell office:value-type="string">
            <text:p>SHAVDATUASHVILI Lasha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SHEMYAKINA Yana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HIELDS Claressa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HISHKINA Alla</text:p>
          </table:table-cell>
          <table:table-cell office:value-type="string">
            <text:p>Natation synchronisé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SILVA Adenizia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KELTON Nick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LINGSBY Tom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MITH Dave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SA</text:p>
          </table:table-cell>
          <table:table-cell office:value-type="string">
            <text:p>SMITH John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MITH Tate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SNORROEGGEN Goril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OKOLOV Alexander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OLO Hope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SOMBROEK Joyce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SONG Dae-Nam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SORHAINDO Cedric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SORYAN REIHANPOUR Hamid Mohammad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UI</text:p>
          </table:table-cell>
          <table:table-cell office:value-type="string">
            <text:p>SPIRIG Nicola</text:p>
          </table:table-cell>
          <table:table-cell office:value-type="string">
            <text:p>Triathl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SPOTAKOVA Barbor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TANNING Heather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TEFFENS Jessica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TEFFENS Maggie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TEWART Murray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TOTT Etienne</text:p>
          </table:table-cell>
          <table:table-cell office:value-type="string">
            <text:p>Canoë Slal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TRALKOWSKI Thilo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AT</text:p>
          </table:table-cell>
          <table:table-cell office:value-type="string">
            <text:p>STROMBERGS Maris</text:p>
          </table:table-cell>
          <table:table-cell office:value-type="string">
            <text:p>Cyclisme - BM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UHR Jennifer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SUKNO Sandro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SULLAND Linn Jorum</text:p>
          </table:table-cell>
          <table:table-cell office:value-type="string">
            <text:p>Hand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SULLIVAN Joseph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SVOBODA David</text:p>
          </table:table-cell>
          <table:table-cell office:value-type="string">
            <text:p>Pentathlon Moder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SZABO Gabriella</text:p>
          </table:table-cell>
          <table:table-cell office:value-type="string">
            <text:p>Canoë-kayak, Course en Lign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SZILAGYI Aron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TARASENKO Kateryna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ARMOH Jeneb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ARWATER Davis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AURASI Diana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AYLOR Christia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L</text:p>
          </table:table-cell>
          <table:table-cell office:value-type="string">
            <text:p>TAYLOR Katie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ZB</text:p>
          </table:table-cell>
          <table:table-cell office:value-type="string">
            <text:p>TAYMAZOV Artur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UR</text:p>
          </table:table-cell>
          <table:table-cell office:value-type="string">
            <text:p>TAZEGUL Servet</text:p>
          </table:table-cell>
          <table:table-cell office:value-type="string">
            <text:p>Taekwon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TETYUKHIN Sergey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THOMAS Geraint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SA</text:p>
          </table:table-cell>
          <table:table-cell office:value-type="string">
            <text:p>THOMPSON James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THOMSEN Peter</text:p>
          </table:table-cell>
          <table:table-cell office:value-type="string">
            <text:p>Sports Équestr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TIAN Qing</text:p>
          </table:table-cell>
          <table:table-cell office:value-type="string">
            <text:p>Badmint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TIMANINA Anzhelika</text:p>
          </table:table-cell>
          <table:table-cell office:value-type="string">
            <text:p>Natation synchronisé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TORO PRIETO PUGA Sofia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TOROKHTIY Oleksiy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TRICKETT Libby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TRIGGS HODGE Andrew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UKHOV Iva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USYK Oleksandr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an AS Naomi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SA</text:p>
          </table:table-cell>
          <table:table-cell office:value-type="string">
            <text:p>van der BURGH Cameron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an GEFFEN Margot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an MAASAKKER Caia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an MALE Kitty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an RIJSSELBERGE Dorian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VARNER Jacob Stephen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VICAN Frano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VIDRIO Nestor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VILLA Brenda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VINOKUROV Alexandr</text:p>
          </table:table-cell>
          <table:table-cell office:value-type="string">
            <text:p>Cyclisme - Rou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VLASOV Roman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VOGEL Kristina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VOLKOV Alexander</text:p>
          </table:table-cell>
          <table:table-cell office:value-type="string">
            <text:p>Volley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VOROBIEVA Natalia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OS Marianne</text:p>
          </table:table-cell>
          <table:table-cell office:value-type="string">
            <text:p>Cyclisme - Rou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VREELAND Shannon</text:p>
          </table:table-cell>
          <table:table-cell office:value-type="string">
            <text:p>Natati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RI</text:p>
          </table:table-cell>
          <table:table-cell office:value-type="string">
            <text:p>WALCOTT Keshor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ALSH JENNINGS Kerri</text:p>
          </table:table-cell>
          <table:table-cell office:value-type="string">
            <text:p>Volleyball de Plag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AMBACH Abby</text:p>
          </table:table-cell>
          <table:table-cell office:value-type="string">
            <text:p>Foo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ANG Hao</text:p>
          </table:table-cell>
          <table:table-cell office:value-type="string">
            <text:p>Plonge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ANG Mingjuan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WATKINS Anna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EINHOLD Max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ELTE Miriam</text:p>
          </table:table-cell>
          <table:table-cell office:value-type="string">
            <text:p>Cyclisme - Pis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WELTEN Lidewij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ENDE Phillipp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ENGER Lauren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ESLEY Christopher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ESS Benjamin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ESS Timo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ESTBROOK Russell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HALEN Lindsay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HIPPLE Mary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IEBER Jordyn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WIGGINS Bradley</text:p>
          </table:table-cell>
          <table:table-cell office:value-type="string">
            <text:p>Cyclisme - Rou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ILKE Kristof</text:p>
          </table:table-cell>
          <table:table-cell office:value-type="string">
            <text:p>Avir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ILLIAMS Deron</text:p>
          </table:table-cell>
          <table:table-cell office:value-type="string">
            <text:p>Basketball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ILLIAMS Lauryn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ILLIAMS Venu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WILSON Peter Robert Russell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INDES Elsie</text:p>
          </table:table-cell>
          <table:table-cell office:value-type="string">
            <text:p>Water-pol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ITTHAUS Matthias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WON Woo Young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U Jingyu</text:p>
          </table:table-cell>
          <table:table-cell office:value-type="string">
            <text:p>Taekwon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XU Anqi</text:p>
          </table:table-cell>
          <table:table-cell office:value-type="string">
            <text:p>Escri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XU Lijia</text:p>
          </table:table-cell>
          <table:table-cell office:value-type="string">
            <text:p>Voi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YANG Hak Seon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YI Siling</text:p>
          </table:table-cell>
          <table:table-cell office:value-type="string">
            <text:p>Ti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YONEMITSU Tatsuhiro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YOSHIDA Saori</text:p>
          </table:table-cell>
          <table:table-cell office:value-type="string">
            <text:p>Lutt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ZARIPOVA Yuliya</text:p>
          </table:table-cell>
          <table:table-cell office:value-type="string">
            <text:p>Athlétism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ZELLER Christopher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ZELLER Philipp</text:p>
          </table:table-cell>
          <table:table-cell office:value-type="string">
            <text:p>Hockey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ZHANG Chenglong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ZHANG Nan</text:p>
          </table:table-cell>
          <table:table-cell office:value-type="string">
            <text:p>Badmint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ZHANG Yanquan</text:p>
          </table:table-cell>
          <table:table-cell office:value-type="string">
            <text:p>Plongeo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ZHOU Lulu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ZIELINSKI Adrian Edward</text:p>
          </table:table-cell>
          <table:table-cell office:value-type="string">
            <text:p>Haltérophili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LO</text:p>
          </table:table-cell>
          <table:table-cell office:value-type="string">
            <text:p>ZOLNIR Urska</text:p>
          </table:table-cell>
          <table:table-cell office:value-type="string">
            <text:p>Jud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ZONDERLAND Epke</text:p>
          </table:table-cell>
          <table:table-cell office:value-type="string">
            <text:p>Gymnastique artistiq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ZOU Shiming</text:p>
          </table:table-cell>
          <table:table-cell office:value-type="string">
            <text:p>Box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GUO Shuang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IRIE Ryosuke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BAUGE Gregory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BELMONTE GARCIA Mireia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MMER Sarah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HERASIMENIA Aliaksandra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OMOVA Victoria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NGUYEN Marcel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OSYPENKO-RADOMSKA Inna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PARK Taehwan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SCHRODER Gerco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SUZUKI Satomi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ABLYAZIN Denis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ARRATT Bronte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EISEL Elizabeth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CAMPBELL-BROWN Veronic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ARBONELL BALLESTERO Ona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CHERUIYOT Vivian Jepkemoi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LAYE Will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CORNELISSEN Adelinde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CROW Kim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DOUCHEV-JANICS Natasa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FUENTES FACHE Andrea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GATLIN Justi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HUANG Xuechen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LEVY Maximilian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U Ou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MAGNUSSEN James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MATSUDA Takeshi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OCCHIUZZI Diego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PASEKA Maria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PONOR Catalina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MITH Louis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PRENGER Christian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ELDHUIS Marleen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EGY</text:p>
          </table:table-cell>
          <table:table-cell office:value-type="string">
            <text:p>ABOUELKASSEM Alaaeldin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AFANASEVA Kseniia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AICARDI Matteo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AKINRADEWO Foluke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ALEX SANDR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ALEXANDRE PAT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ALGOTSSON OSTHOLT Sara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ALVES Thiago Soares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AMARAL Dante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OT</text:p>
          </table:table-cell>
          <table:table-cell office:value-type="string">
            <text:p>AMOS Nijel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ANDERSON Haley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ANDERSSON Kim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ANDERSSON Mattias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ANDO Kozue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ANDRIITSEV Valerii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ANOUSHIRAVANI HAMLABAD Sajjad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ARMITSTEAD Elizabeth</text:p>
          </table:table-cell>
          <table:table-cell office:value-type="string">
            <text:p>Cyclisme - Rou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ARNDT Judith</text:p>
          </table:table-cell>
          <table:table-cell office:value-type="string">
            <text:p>Cyclisme - Rou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AUKHADOV Apti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AWAJI Suguru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AYMAR Lucian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BAART Sander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BACH PASCUAL Marta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BAER Carina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BAGHERI MOTAMED Mohammad</text:p>
          </table:table-cell>
          <table:table-cell office:value-type="string">
            <text:p>Taekwo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BAHDANOVICH Aliaksandr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BAHDANOVICH Andrei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AILEY Rya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AINBRIDGE Angie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BAKKER Billy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BALKESTEIN Marcel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BARJAKTAROVIC Sonj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ARRETT Brigett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BARRIONUEVO Noel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UA</text:p>
          </table:table-cell>
          <table:table-cell office:value-type="string">
            <text:p>BARRONDO Erick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ARTLEY Chris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BATTISTI Romano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AUSCH Dotsie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BAYRAMOV Rovshan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BEIKES Clemenc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ERG Lindsey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BERGEN Gabriel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BERINCHYK Denys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BERMOY ACOSTA Yanet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BISCHOF Ole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ITHELL Stuart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BLAS MARTINEZ Andrea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OBRIDGE Jack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BOE Mathias</text:p>
          </table:table-cell>
          <table:table-cell office:value-type="string">
            <text:p>Badmin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BOGACKA Sylwia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BOUWMEESTER Marit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ROBEN Brittany</text:p>
          </table:table-cell>
          <table:table-cell office:value-type="string">
            <text:p>Plonge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BROWN Jeremiah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BRUNO UVINI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BRYANT Kelci</text:p>
          </table:table-cell>
          <table:table-cell office:value-type="string">
            <text:p>Plonge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BRZOZOWICZ Ashley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BULATOVIC Andel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BULATOVIC Katarin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UR</text:p>
          </table:table-cell>
          <table:table-cell office:value-type="string">
            <text:p>BULUT Gamze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BURLING Peter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BYRNES Andrew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AL FIGUEROA David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ALDERON Jos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CALVERT Schillonie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CAMMARELLE Roberto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AO Zhongrong</text:p>
          </table:table-cell>
          <table:table-cell office:value-type="string">
            <text:p>Pentathlon Moder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CAPRIORIU Corina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CAVALLERO Martin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CERUTTI Alison</text:p>
          </table:table-cell>
          <table:table-cell office:value-type="string">
            <text:p>Volleyball de Pl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HAMBERS Peter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HAMBERS Richard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HANG Si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CHAPMAN James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CHARDIN Germain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HEN Xiaojun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HEN Ying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HENG Ming</text:p>
          </table:table-cell>
          <table:table-cell office:value-type="string">
            <text:p>Tir à l’ar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CHIDA Kenta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CHOI Eunsook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CHOI Injeong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CHOI Young Rae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LARK Saskia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LAVER Victor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COCHRANE Ryan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COCOS Roxana Daniela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OOK Kristina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OPADO AMOROS Ana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COQUARD Bryan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EL</text:p>
          </table:table-cell>
          <table:table-cell office:value-type="string">
            <text:p>COX Lionel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RAVIOTTO RIVERO Saul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CROTHERS Will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CSIMA Douglas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CURTIS Nina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DAHLBY Hakan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D'ALMEIDA Michael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DANIL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AVIS Nicole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de NOOIJER Teun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de SOUZA Wallace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de VOOGD Bob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de WIJN Sander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DEKKER Inge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del COLLE Laur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D'ELIA Silvin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EMPS Jeffery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DEMPSEY Nick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EMUS Lashind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DENNIS Rohan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DERIGLAZOVA Inna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DIGBEU Jennifer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DMITRIEVA Daria</text:p>
          </table:table-cell>
          <table:table-cell office:value-type="string">
            <text:p>Gymnastique Rythm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DODER Dalibor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DOKIC An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DOLNICEANU Tiberiu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dos SANTOS JUNIOR Sidnei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DUMERC Celin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DUMITRESCU Rares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DUMITRU Alina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DUNKLEY-SMITH Joshua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GY</text:p>
          </table:table-cell>
          <table:table-cell office:value-type="string">
            <text:p>EBRAHIM Karam Mohamed Gaber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EKBERG Niclas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EKDAHL du RIETZ Kim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ELLISON Brady</text:p>
          </table:table-cell>
          <table:table-cell office:value-type="string">
            <text:p>Tir à l’ar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ENDRES Murilo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ERICHSEN Fie Udby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ESPAR LLAQUET Anni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UR</text:p>
          </table:table-cell>
          <table:table-cell office:value-type="string">
            <text:p>ESPINAL Jaime Yusept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ESPINOSA SANCHEZ Paola</text:p>
          </table:table-cell>
          <table:table-cell office:value-type="string">
            <text:p>Plonge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ESTER RAMOS Laura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EVANS Blair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EVANS Freddie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EVERS Floris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FABBRIZI Massimo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FALCAO FLORENTINO Esquiva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FANG Yuting</text:p>
          </table:table-cell>
          <table:table-cell office:value-type="string">
            <text:p>Tir à l’ar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UI</text:p>
          </table:table-cell>
          <table:table-cell office:value-type="string">
            <text:p>FEDERER Roger</text:p>
          </table:table-cell>
          <table:table-cell office:value-type="string">
            <text:p>Tenn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FEIGEN James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FELUGO Maurizio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FERNANDEZ Rudy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FIGLIOLI Pietro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</text:p>
          </table:table-cell>
          <table:table-cell office:value-type="string">
            <text:p>FIGUEROA MOSQUERA Oscar Albeiro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FIORENTINI Deni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FIROVA Tatyan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FLORENCE David</text:p>
          </table:table-cell>
          <table:table-cell office:value-type="string">
            <text:p>Canoë Slal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FOX Jessica</text:p>
          </table:table-cell>
          <table:table-cell office:value-type="string">
            <text:p>Canoë Slal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FOX-PITT William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FUJII Mizuki</text:p>
          </table:table-cell>
          <table:table-cell office:value-type="string">
            <text:p>Badmin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FUJII Takuro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FUKUHARA Ai</text:p>
          </table:table-cell>
          <table:table-cell office:value-type="string">
            <text:p>Tennis de ta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FUKUMOTO Mih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FURUKAWA Takaharu</text:p>
          </table:table-cell>
          <table:table-cell office:value-type="string">
            <text:p>Tir à l’ar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GABRIEL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GAFURZIANOVA Kamilla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GALLO Valentino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GANS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GARCIA HEMME Nicolas</text:p>
          </table:table-cell>
          <table:table-cell office:value-type="string">
            <text:p>Taekwo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GARCIA Maica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GARCIA NAVARRO Ivan</text:p>
          </table:table-cell>
          <table:table-cell office:value-type="string">
            <text:p>Plonge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GARCIA Ricardo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GASOL Marc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GASOL Pau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GAY Tyso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TH</text:p>
          </table:table-cell>
          <table:table-cell office:value-type="string">
            <text:p>GEBREMESKEL Deje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UN</text:p>
          </table:table-cell>
          <table:table-cell office:value-type="string">
            <text:p>GHRIBI Habib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GIACOPPO Massimo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GIBBONS Gemma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GIBSON Rob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GINN Drew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GIORGETTI Alex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GITTO Niccolo'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OBERVILLE Celine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ODIN Elodi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GODOY FILHO Gilberto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GOLDING Anders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GOMEZ Javier</text:p>
          </table:table-cell>
          <table:table-cell office:value-type="string">
            <text:p>Triathl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OMIS Emili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GONG Jinjie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GONZALEZ Asley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GOUDARZI Sadegh Saeed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RAFFE Anne-Caroline</text:p>
          </table:table-cell>
          <table:table-cell office:value-type="string">
            <text:p>Taekwo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GRISHINA Anastasia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RUDA Sandrin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GULOIEN Krista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GUSHCHINA Yuli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GUSTAFSSON Mattias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HABIF Florenci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HADADI Ehsa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HAMBUCHEN Fabian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HAN Soonchul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HANCHAROVA Maryna</text:p>
          </table:table-cell>
          <table:table-cell office:value-type="string">
            <text:p>Gymnastique Rythm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NEEF-PARK Tayyiba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HANSON Janine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RDEE Trey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RMOTTO Christa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ARPER Daw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HE Kexin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HEEMSKERK Femke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HEIDEMANN Britta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HENRY-ROBINSON Samanth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HEPBURN Michael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HIRANO Sayaka</text:p>
          </table:table-cell>
          <table:table-cell office:value-type="string">
            <text:p>Tennis de ta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HIRAOKA Hiroaki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HLAVACKOVA Andrea</text:p>
          </table:table-cell>
          <table:table-cell office:value-type="string">
            <text:p>Tenn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ODGE Megan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HOFMAN Rogier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HOGH-CHRISTENSEN Jonas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OOKER Destinee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HORNSEY Kate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HOU Yuzhuo</text:p>
          </table:table-cell>
          <table:table-cell office:value-type="string">
            <text:p>Taekwo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HOUNSLOW Richard</text:p>
          </table:table-cell>
          <table:table-cell office:value-type="string">
            <text:p>Canoë Slal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HOUTZAGER Marc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HOWARD Malcolm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HRADECKA Lucie</text:p>
          </table:table-cell>
          <table:table-cell office:value-type="string">
            <text:p>Tenn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HRADILEK Vavrinec</text:p>
          </table:table-cell>
          <table:table-cell office:value-type="string">
            <text:p>Canoë Slal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UL</text:p>
          </table:table-cell>
          <table:table-cell office:value-type="string">
            <text:p>HRISTOVA Stanka Zlateva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PE</text:p>
          </table:table-cell>
          <table:table-cell office:value-type="string">
            <text:p>HSU Shu-Ching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HUANG Shanshan</text:p>
          </table:table-cell>
          <table:table-cell office:value-type="string">
            <text:p>Trampol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HUANG Wenyi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HULK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HUNTER Mark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IBAKA Serg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</text:p>
          </table:table-cell>
          <table:table-cell office:value-type="string">
            <text:p>IBARGUEN Caterine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ISHIKAWA Kasumi</text:p>
          </table:table-cell>
          <table:table-cell office:value-type="string">
            <text:p>Tennis de ta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IVANKOVA Anastasiya</text:p>
          </table:table-cell>
          <table:table-cell office:value-type="string">
            <text:p>Gymnastique Rythm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IVANOV Alexandr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IWABUCHI Mana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IWASHIMIZU Azusa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JAKOBSSON Johan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JAMIESON Michael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JENNISKENS Tim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JEPTOO Priscah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JERNEMYR Magnus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JIANG Tingting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JIANG Wenwen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JING Ruixue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JOHNSTON Abigail</text:p>
          </table:table-cell>
          <table:table-cell office:value-type="string">
            <text:p>Plonge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JOLIE Wouter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JONES Leisel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JOO Saehyuk</text:p>
          </table:table-cell>
          <table:table-cell office:value-type="string">
            <text:p>Tennis de ta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JOVANOVIC Marij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JUAN JESUS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M</text:p>
          </table:table-cell>
          <table:table-cell office:value-type="string">
            <text:p>JULFALAKYAN Arsen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JUNG Hyojung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AIHORI Ayumi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AKIIWA Reika</text:p>
          </table:table-cell>
          <table:table-cell office:value-type="string">
            <text:p>Badmin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KALLMAN Jonas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KAMINSKI Jake</text:p>
          </table:table-cell>
          <table:table-cell office:value-type="string">
            <text:p>Tir à l’ar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KAMMERER Zoltan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ANISKINA Olg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APACHINSKAYA Anastasiy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KARLSSON Tobias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ASHIRINA Tatiana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ATO Ryohei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AWASUMI Nahomi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KEMPERMAN Robbert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KESSY Jennifer</text:p>
          </table:table-cell>
          <table:table-cell office:value-type="string">
            <text:p>Volleyball de Pl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O</text:p>
          </table:table-cell>
          <table:table-cell office:value-type="string">
            <text:p>KHINCHEGASHVILI Vladimer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Jonghyun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KIMMONS Trell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KING Mary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INGA Yukari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KIPYEGO Sally Jepkosgei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KIRUI Abel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ITAJIMA Kosuke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KNEZEVIC Milen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OLODKO Evgenii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YP</text:p>
          </table:table-cell>
          <table:table-cell office:value-type="string">
            <text:p>KONTIDES Pavlos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OROBEYNIKOVA Larisa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OROTYSHKIN Evgeny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LO</text:p>
          </table:table-cell>
          <table:table-cell office:value-type="string">
            <text:p>KOZMUS Primoz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RIVOSHAPKA Antonin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UDUKHOV Besik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KULIFAI Tamas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UMAGAI Saki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ND</text:p>
          </table:table-cell>
          <table:table-cell office:value-type="string">
            <text:p>KUMAR Sushil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ND</text:p>
          </table:table-cell>
          <table:table-cell office:value-type="string">
            <text:p>KUMAR Vijay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UZNETSOV Evgeny</text:p>
          </table:table-cell>
          <table:table-cell office:value-type="string">
            <text:p>Plonge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KYNARD Erik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ABORDE Marion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LANGEHANENBERG Helen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LARHOLM Jonas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ARSON Jordan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O</text:p>
          </table:table-cell>
          <table:table-cell office:value-type="string">
            <text:p>LASHKHI Revaz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AWSON-WADE Edwig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LAZOVIC Suzan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LEANDRO DAMIA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AS</text:p>
          </table:table-cell>
          <table:table-cell office:value-type="string">
            <text:p>LEE Chong Wei</text:p>
          </table:table-cell>
          <table:table-cell office:value-type="string">
            <text:p>Badmin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LEE Daehoon</text:p>
          </table:table-cell>
          <table:table-cell office:value-type="string">
            <text:p>Taekwo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LEONHARDT Carolin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EPRON Florenc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LESHCHYK Nataliya</text:p>
          </table:table-cell>
          <table:table-cell office:value-type="string">
            <text:p>Gymnastique Rythm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EZAK Jason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LODRA Michael</text:p>
          </table:table-cell>
          <table:table-cell office:value-type="string">
            <text:p>Tenn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LLULL Sergio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LOCKWOOD William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LOPEZ VENTOSA Laura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LORINCZ Tamas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U Haojie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U Ying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LUCAS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LUCHETTI Rosario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UO Xi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LURZ Thomas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MA Jin</text:p>
          </table:table-cell>
          <table:table-cell office:value-type="string">
            <text:p>Badmin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MACCARI Sofi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MAKHNEU Vadzim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MAKSIMOVIC Ivana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MALLET Gregory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ANCE Joshu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ANZANO Leonel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MARCEL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MARQUARDT Darcy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MARTIN Damir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MARTIN Tony</text:p>
          </table:table-cell>
          <table:table-cell office:value-type="string">
            <text:p>Cyclisme - Rou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MARUYAMA Karina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MASTRACCI Natalie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McCABE Conlin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cQUAY Tony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MEHMEDOVIC Majd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MEKHISSI-BENABBAD Mahiedine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MERINO Delfin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MESEGUER FLAQUE Ona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IKHAYLIN Alexander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MILJANIC Radmil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MILLS Hannah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MIRANDA DORADO Lorena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ITCHELL Manteo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MIYAKE Hiromi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MIYAKE Ryo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MIYAMA Aya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IYASHIRO Tamari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MIYEM Enden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O</text:p>
          </table:table-cell>
          <table:table-cell office:value-type="string">
            <text:p>MODZMANASHVILI Davit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MOGENSEN Carsten</text:p>
          </table:table-cell>
          <table:table-cell office:value-type="string">
            <text:p>Badmin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MORIN Andreanne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MORTELETTE Dorian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MURRAY Samantha</text:p>
          </table:table-cell>
          <table:table-cell office:value-type="string">
            <text:p>Pentathlon Moder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MUTIO Florenci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T</text:p>
          </table:table-cell>
          <table:table-cell office:value-type="string">
            <text:p>NABI Heiki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GL</text:p>
          </table:table-cell>
          <table:table-cell office:value-type="string">
            <text:p>NAIDAN Tuvshinbayar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NAKAYA Riki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NARKEVICH Aliaksandra</text:p>
          </table:table-cell>
          <table:table-cell office:value-type="string">
            <text:p>Gymnastique Rythm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NASIRSHELAL Navab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NAVARRO Juan-Carlos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NAZAROVA Nataly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NDONGUE Emmelin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NEILSEN Jade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NELLUM Brysho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NET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L</text:p>
          </table:table-cell>
          <table:table-cell office:value-type="string">
            <text:p>NEVIN John Joe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NEYMAR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NILSSON Andreas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NIYAZYMBETOV Adilbek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NORDEN Lisa</text:p>
          </table:table-cell>
          <table:table-cell office:value-type="string">
            <text:p>Triathl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GL</text:p>
          </table:table-cell>
          <table:table-cell office:value-type="string">
            <text:p>NYAMBAYAR Tugstsogt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AB</text:p>
          </table:table-cell>
          <table:table-cell office:value-type="string">
            <text:p>OBAME Anthony</text:p>
          </table:table-cell>
          <table:table-cell office:value-type="string">
            <text:p>Taekwo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OBERGFOLL Christin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OCHIGAVA Sofya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OGIMI Yuki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OH Sangeun</text:p>
          </table:table-cell>
          <table:table-cell office:value-type="string">
            <text:p>Tennis de ta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OHNO Shinobu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OHURUOGU Christine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OPPELT Britta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OROZCO LOZA Alejandra</text:p>
          </table:table-cell>
          <table:table-cell office:value-type="string">
            <text:p>Plonge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ORTIZ REYES Matilde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OSCAR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O'SHEA Glenn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OTA Yuki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OTTO Bjor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PALMER Kylie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PAREJA Jennifer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PASTORINO Giacomo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PATIENCE Luke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PATTON Darvis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PAUMAN Daniel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PENA CARRASCO Pilar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PERCY Iain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PEREIRA Thiago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PEREZ Amaurys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</text:p>
          </table:table-cell>
          <table:table-cell office:value-type="string">
            <text:p>PETAJA Tuuli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PETERSEN Fredrik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PHILLIPS Zara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PIASECKI Bartosz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PIATRUSHENKA Raman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R</text:p>
          </table:table-cell>
          <table:table-cell office:value-type="string">
            <text:p>PIMENTA Fernando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PISHCHALNIKOVA Dary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HA</text:p>
          </table:table-cell>
          <table:table-cell office:value-type="string">
            <text:p>PONGPRAYOON Kaeo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POPOVIC Bojan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PRATLEY Brooke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PREMUS Danijel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PRESCIUTTI Christian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PRICE Brian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PRICE Olivia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PURCHASE Zac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PYATNYTSYA Oleksandr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QIU Bo</text:p>
          </table:table-cell>
          <table:table-cell office:value-type="string">
            <text:p>Plonge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RADICEVIC Jovank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RADOVIC An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RAFAEL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REBECCHI Carl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EED Jennie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REGO Emanuel</text:p>
          </table:table-cell>
          <table:table-cell office:value-type="string">
            <text:p>Volleyball de Pl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REN Cancan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REYES Felip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REZENDE Bruno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ICHARDSON Jaso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RICHTER Julia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ROBSON Laura</text:p>
          </table:table-cell>
          <table:table-cell office:value-type="string">
            <text:p>Tenn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RODRIGUEZ PEREZ Macaren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RODRIGUEZ Sergio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ROMAN Aida</text:p>
          </table:table-cell>
          <table:table-cell office:value-type="string">
            <text:p>Tir à l’ar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ROMUL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OSS April</text:p>
          </table:table-cell>
          <table:table-cell office:value-type="string">
            <text:p>Volleyball de Plag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UPP Gale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RUSSO Clemente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RYU Seungmin</text:p>
          </table:table-cell>
          <table:table-cell office:value-type="string">
            <text:p>Tennis de tab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SAATKAMP Lucas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SADA Victor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SAIN David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SAKAGUCHI Mizuh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SAMESHIMA Aya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SAN EMETERIO Fernando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SANCHEZ MOCCIA Rocio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SANCHEZ SANCHEZ German</text:p>
          </table:table-cell>
          <table:table-cell office:value-type="string">
            <text:p>Plonge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SANDR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SANKOVICH Kseniya</text:p>
          </table:table-cell>
          <table:table-cell office:value-type="string">
            <text:p>Gymnastique Rythm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SANTANA Rodrigo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OM</text:p>
          </table:table-cell>
          <table:table-cell office:value-type="string">
            <text:p>SANTOS Lugueli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SANTOS Sergio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SARTORI Alessio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SAVIC Maj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SAWA Homare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SCARONE Mariel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CHNEIDER Dorothee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SCHREUDER Hinkelien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UI</text:p>
          </table:table-cell>
          <table:table-cell office:value-type="string">
            <text:p>SCHURTER Nino</text:p>
          </table:table-cell>
          <table:table-cell office:value-type="string">
            <text:p>Cyclisme Mountain Bi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CHWARZKOPF Lilli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COTT-ARRUDA Danielle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SA</text:p>
          </table:table-cell>
          <table:table-cell office:value-type="string">
            <text:p>SEMENYA Caster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HANAEVA Aida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HARAPOVA Maria</text:p>
          </table:table-cell>
          <table:table-cell office:value-type="string">
            <text:p>Tenn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SHIN A Lam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TU</text:p>
          </table:table-cell>
          <table:table-cell office:value-type="string">
            <text:p>SHUKLIN Jevgenij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R</text:p>
          </table:table-cell>
          <table:table-cell office:value-type="string">
            <text:p>SILVA Emanuel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SILVA Yarisley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IMPSON Andrew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SIMPSON Sherone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SINKOVIC Martin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SINKOVIC Valent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SIREAU Kevin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HA</text:p>
          </table:table-cell>
          <table:table-cell office:value-type="string">
            <text:p>SIRIKAEW Pimsiri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SIRITEANU Alexandru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SJOSTRAND Johan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OKOLOVA Elen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PITZ Sabine</text:p>
          </table:table-cell>
          <table:table-cell office:value-type="string">
            <text:p>Cyclisme Mountain Bik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PREHE Kristina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SRUOGA Daniel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SRUOGA Josefina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STADNYK Mariya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VK</text:p>
          </table:table-cell>
          <table:table-cell office:value-type="string">
            <text:p>STEFECEKOVA Zuzana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STEWART Kerron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STOCKMANN Jaap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TORL David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SUGIMOTO Mika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SUI Lu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SUN Wenyan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SYNEK Ondrej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TAIT Sarah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TAKASE Megumi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TALLENT Jared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AMAYO Lauren</text:p>
          </table:table-cell>
          <table:table-cell office:value-type="string">
            <text:p>Cyclisme - Pis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TANAKA Asuna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TANAKA Kazuhito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TANAKA Yusuke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TARRAGO AYMERICH Roser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TASIADIS Sideris</text:p>
          </table:table-cell>
          <table:table-cell office:value-type="string">
            <text:p>Canoë Slal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UR</text:p>
          </table:table-cell>
          <table:table-cell office:value-type="string">
            <text:p>TATAR Nur</text:p>
          </table:table-cell>
          <table:table-cell office:value-type="string">
            <text:p>Taekwo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AYLOR Angelo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TEMPESTI Stefano</text:p>
          </table:table-cell>
          <table:table-cell office:value-type="string">
            <text:p>Water-po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TESCONI Luca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THIAGO SILVA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THIELE Annekatrin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THIELE Kerstin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HOMPSON Courtney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THOMPSON-WILLIE Lesley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INSLEY Michael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TOM Logan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TORLOPOVA Nadezda</text:p>
          </table:table-cell>
          <table:table-cell office:value-type="string">
            <text:p>Box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TOTH David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TOTROV Rustam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NA</text:p>
          </table:table-cell>
          <table:table-cell office:value-type="string">
            <text:p>TRIYATNO Triyatno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TSARUKAEVA Svetlana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TSONGA Jo-Wilfried</text:p>
          </table:table-cell>
          <table:table-cell office:value-type="string">
            <text:p>Tenn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TUKE Blair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TUMILOVICH Alina</text:p>
          </table:table-cell>
          <table:table-cell office:value-type="string">
            <text:p>Gymnastique Rythm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UNGVARI Miklos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</text:p>
          </table:table-cell>
          <table:table-cell office:value-type="string">
            <text:p>URAN URAN Rigoberto</text:p>
          </table:table-cell>
          <table:table-cell office:value-type="string">
            <text:p>Cyclisme - Rou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USHAKOV Dmitry</text:p>
          </table:table-cell>
          <table:table-cell office:value-type="string">
            <text:p>Trampol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an der HORST Robert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an der VLEUTEN Maikel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an der WEERDEN Mink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van KOEVERDEN Adam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VELIKAYA Sofya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VERBEEK Tonya Lynn</text:p>
          </table:table-cell>
          <table:table-cell office:value-type="string">
            <text:p>Lu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ERGA Valentin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ERMEULEN Klaas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VIINBERG Rachelle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VISSOTTO NEVES Leandro</text:p>
          </table:table-cell>
          <table:table-cell office:value-type="string">
            <text:p>Volley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RIELING Jur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NE</text:p>
          </table:table-cell>
          <table:table-cell office:value-type="string">
            <text:p>VUKCEVIC Marina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AGNER-AUGUSTIN Katrin</text:p>
          </table:table-cell>
          <table:table-cell office:value-type="string">
            <text:p>Canoë-kayak, Course en Lig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WALKER Sarah</text:p>
          </table:table-cell>
          <table:table-cell office:value-type="string">
            <text:p>Cyclisme - BM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ANG Yihan</text:p>
          </table:table-cell>
          <table:table-cell office:value-type="string">
            <text:p>Badmin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WATT Mitchell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EI Ning</text:p>
          </table:table-cell>
          <table:table-cell office:value-type="string">
            <text:p>Ti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WEUSTHOF Roderick</text:p>
          </table:table-cell>
          <table:table-cell office:value-type="string">
            <text:p>Hocke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WHITTY Lucinda</text:p>
          </table:table-cell>
          <table:table-cell office:value-type="string">
            <text:p>Voi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WILKINSON Lauren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WILLIAMS Rob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WILLOUGHBY Sam</text:p>
          </table:table-cell>
          <table:table-cell office:value-type="string">
            <text:p>Cyclisme - BM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WILSON Nicola</text:p>
          </table:table-cell>
          <table:table-cell office:value-type="string">
            <text:p>Sports Équestr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WLODARCZYK Anita</text:p>
          </table:table-cell>
          <table:table-cell office:value-type="string">
            <text:p>Athlétis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U Jingbiao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U Yiwen</text:p>
          </table:table-cell>
          <table:table-cell office:value-type="string">
            <text:p>Natation synchronisé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UKIE Jacob</text:p>
          </table:table-cell>
          <table:table-cell office:value-type="string">
            <text:p>Tir à l’ar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XU Chen</text:p>
          </table:table-cell>
          <table:table-cell office:value-type="string">
            <text:p>Badmint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XU Dongxiang</text:p>
          </table:table-cell>
          <table:table-cell office:value-type="string">
            <text:p>Avir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XU Jing</text:p>
          </table:table-cell>
          <table:table-cell office:value-type="string">
            <text:p>Tir à l’ar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XU Lili</text:p>
          </table:table-cell>
          <table:table-cell office:value-type="string">
            <text:p>Ju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YACOUBOU Isabelle</text:p>
          </table:table-cell>
          <table:table-cell office:value-type="string">
            <text:p>Baske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YAGUE ENRIQUE Brigitte</text:p>
          </table:table-cell>
          <table:table-cell office:value-type="string">
            <text:p>Taekwond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YAMAMURO Koji</text:p>
          </table:table-cell>
          <table:table-cell office:value-type="string">
            <text:p>Gymnastique artistiq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YANO Kyoko</text:p>
          </table:table-cell>
          <table:table-cell office:value-type="string">
            <text:p>Foot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ZABOLOTNAYA Natalya</text:p>
          </table:table-cell>
          <table:table-cell office:value-type="string">
            <text:p>Haltérophili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ZAKRISSON Mattias</text:p>
          </table:table-cell>
          <table:table-cell office:value-type="string">
            <text:p>Hand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ZALOMIR Florin</text:p>
          </table:table-cell>
          <table:table-cell office:value-type="string">
            <text:p>Escri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ZUEVA Anastasia</text:p>
          </table:table-cell>
          <table:table-cell office:value-type="string">
            <text:p>Nat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ADLINGTON Rebecc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SIN</text:p>
          </table:table-cell>
          <table:table-cell office:value-type="string">
            <text:p>FENG Tianwei</text:p>
          </table:table-cell>
          <table:table-cell office:value-type="string">
            <text:p>Tennis de tab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TRI</text:p>
          </table:table-cell>
          <table:table-cell office:value-type="string">
            <text:p>GORDON Lalonde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KOSTEVYCH Olena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OVTCHAROV Dimitrij</text:p>
          </table:table-cell>
          <table:table-cell office:value-type="string">
            <text:p>Tennis de tab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TERAKAWA Ay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WHITLOCK Max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ZABELINSKAYA Olga</text:p>
          </table:table-cell>
          <table:table-cell office:value-type="string">
            <text:p>Cyclisme - Ro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ABEL Jennifer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ACHTERBERG Chantal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AGUIAR Mayra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AGUILAR DIAZ Macaren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AHMADOV Emin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AIGNER Hannes</text:p>
          </table:table-cell>
          <table:table-cell office:value-type="string">
            <text:p>Canoë Slalo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SA</text:p>
          </table:table-cell>
          <table:table-cell office:value-type="string">
            <text:p>AL DUHAMI Ramzy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SA</text:p>
          </table:table-cell>
          <table:table-cell office:value-type="string">
            <text:p>AL SAUD HRH Prince Abdullah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QAT</text:p>
          </table:table-cell>
          <table:table-cell office:value-type="string">
            <text:p>AL-ATTIYA Nasser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ALBEGOV Ruslan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ALBERTO FRANCISCA Nely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UW</text:p>
          </table:table-cell>
          <table:table-cell office:value-type="string">
            <text:p>ALDEEHANI Fehaid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M</text:p>
          </table:table-cell>
          <table:table-cell office:value-type="string">
            <text:p>ALEKSANYAN Artur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ALEKSIC Milan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ALILOVIC Mirko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RI</text:p>
          </table:table-cell>
          <table:table-cell office:value-type="string">
            <text:p>ALLEYNE-FORTE Ade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ALOIAN Misha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ALONSO BERNARDO Jessic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ALVAREZ ESTRADA Lazaro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</text:p>
          </table:table-cell>
          <table:table-cell office:value-type="string">
            <text:p>ALVEAR Yuri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AMOROS QUILES Vaness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ANTONOV Semen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ARAKI Erika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ARAUJO Adriana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TH</text:p>
          </table:table-cell>
          <table:table-cell office:value-type="string">
            <text:p>ASSEFA Sofi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ZB</text:p>
          </table:table-cell>
          <table:table-cell office:value-type="string">
            <text:p>ATOEV Abbos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AVITIA Mariana</text:p>
          </table:table-cell>
          <table:table-cell office:value-type="string">
            <text:p>Tir à l’ar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AYRAPETYAN David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BACHMANN Sebastian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BAEK Sungdong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SA</text:p>
          </table:table-cell>
          <table:table-cell office:value-type="string">
            <text:p>BAHAMDAN Kamal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BALIC Ivano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ALL Ashleigh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BALMY Coralie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BARI Andrea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L</text:p>
          </table:table-cell>
          <table:table-cell office:value-type="string">
            <text:p>BARNES Paddy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BARNO SAN MARTIN Andre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QAT</text:p>
          </table:table-cell>
          <table:table-cell office:value-type="string">
            <text:p>BARSHIM Mutaz Ess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BARSOE Jacob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VK</text:p>
          </table:table-cell>
          <table:table-cell office:value-type="string">
            <text:p>BARTEKOVA Danka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ARTLETT Laura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BARYSHNIKOVA Anastasia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BASIANA CANELLAS Clara</text:p>
          </table:table-cell>
          <table:table-cell office:value-type="string">
            <text:p>Natation synchronisé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ATKOVIC Suzy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EADSWORTH Gemma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TH</text:p>
          </table:table-cell>
          <table:table-cell office:value-type="string">
            <text:p>BEKELE Tariku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BELDERBOS Claudia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BENFEITO Meaghan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BENNETEAU Julien</text:p>
          </table:table-cell>
          <table:table-cell office:value-type="string">
            <text:p>Tenni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BERKHOUT Lobke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BEWLEY Sam</text:p>
          </table:table-cell>
          <table:table-cell office:value-type="string">
            <text:p>Cyclisme Mountain Bi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BICANIC Damir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BIRARELLI Emanuele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ISHOP Abby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BLANCHI Elisa</text:p>
          </table:table-cell>
          <table:table-cell office:value-type="string">
            <text:p>Gymnastique Rythm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RI</text:p>
          </table:table-cell>
          <table:table-cell office:value-type="string">
            <text:p>BLEDMAN Keston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BOLL Timo</text:p>
          </table:table-cell>
          <table:table-cell office:value-type="string">
            <text:p>Tennis de tab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BONINFANTE Dante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BONK Bartlomiej Wojciech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BONNET Charlotte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BOOTH Melanie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BOSCH Edith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BOUW Carlin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ROWN Victoria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ROWNLEE Jonathan</text:p>
          </table:table-cell>
          <table:table-cell office:value-type="string">
            <text:p>Triathl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BRYANT Karina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BRYZGINA Elyzavet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BULIMAR Diana Laura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BUNTIC Denis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URGERS Nathan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RI</text:p>
          </table:table-cell>
          <table:table-cell office:value-type="string">
            <text:p>BURNS Marc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BUTTURINI Matthew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ABELLO RODILLA Alba</text:p>
          </table:table-cell>
          <table:table-cell office:value-type="string">
            <text:p>Natation synchronisé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CALABRESE Lucas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RI</text:p>
          </table:table-cell>
          <table:table-cell office:value-type="string">
            <text:p>CALLENDER Emmanuel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CAMBAGE Elizabeth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CAMBAR RODRIGUEZ Ivan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AMPBELL Alan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CARLETON Gillian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CARROLL Joel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CHAPMAN Candace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CHARKASHYNA Liubou</text:p>
          </table:table-cell>
          <table:table-cell office:value-type="string">
            <text:p>Gymnastique Rythm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CHELARU Diana Maria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CHEN Long</text:p>
          </table:table-cell>
          <table:table-cell office:value-type="string">
            <text:p>Badmin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CHERNOVA Tatyan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CHO Jun-Ho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CHOI Byungchul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JK</text:p>
          </table:table-cell>
          <table:table-cell office:value-type="string">
            <text:p>CHORIEVA Mavzuna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HOURRAUT Maialen</text:p>
          </table:table-cell>
          <table:table-cell office:value-type="string">
            <text:p>Canoë Slalo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HUN Clarissa Kyoko Mei Ling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CHUNG Jae Sung</text:p>
          </table:table-cell>
          <table:table-cell office:value-type="string">
            <text:p>Badmin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CIELO Cesar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IOBANU CIOBANU Mihael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DA</text:p>
          </table:table-cell>
          <table:table-cell office:value-type="string">
            <text:p>CIRICU Anatoli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CIRIELLO Christopher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OLE Charles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L</text:p>
          </table:table-cell>
          <table:table-cell office:value-type="string">
            <text:p>CONLAN Michael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LO</text:p>
          </table:table-cell>
          <table:table-cell office:value-type="string">
            <text:p>COP Iztok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COUGHLIN Natalie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RESPI JAUME Margalida</text:p>
          </table:table-cell>
          <table:table-cell office:value-type="string">
            <text:p>Natation synchronisé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CSEH Laszlo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CSERNOVICZKI Eva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CUADRADO DEHESA Veronic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CULLEN Crista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UR</text:p>
          </table:table-cell>
          <table:table-cell office:value-type="string">
            <text:p>CULSON Javier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CUPIC Ivan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DAI Jun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DAI Xiaoxiang</text:p>
          </table:table-cell>
          <table:table-cell office:value-type="string">
            <text:p>Tir à l’ar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DALEY Thomas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DANSON Alex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DAY Christine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de GROOT Sytsk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de HAAN Annemiek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de JONGE Mark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de la FUENTE Juan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De YOUNG Liam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DEAVIN Timothy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LO</text:p>
          </table:table-cell>
          <table:table-cell office:value-type="string">
            <text:p>DEBEVEC Rajmond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G</text:p>
          </table:table-cell>
          <table:table-cell office:value-type="string">
            <text:p>DEL POTRO Juan Martin</text:p>
          </table:table-cell>
          <table:table-cell office:value-type="string">
            <text:p>Tenni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ELL Natali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ELOACH Janay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DENISENKO Alexey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DENSHAM Erin</text:p>
          </table:table-cell>
          <table:table-cell office:value-type="string">
            <text:p>Triathl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DESPAIGNE Robelis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DING Feng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DONATO Fabrizio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D'ORSOGNA Tommaso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DOSTAL Josef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DROUIN Derek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DUMAIS Troy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ND</text:p>
          </table:table-cell>
          <table:table-cell office:value-type="string">
            <text:p>DUTT Yogeshwar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DUVNJAK Domagoj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DWYER Jamie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DYCHKO Ivan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EBATA Yukiko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EBBESEN Eskild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EBINUMA Masashi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EDMONDSON Annette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EFIMOVA Iulii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EGINGTON Richard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NA</text:p>
          </table:table-cell>
          <table:table-cell office:value-type="string">
            <text:p>EKO YULI Irawan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ELORZA EGUIARA Patrici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EMANE Gevrise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EMMONS Matthew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ENDERS Rene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ESPARZA Marlen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ESPINOZA Maria del Rosario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ETIENNE Ophelie-Cyrielle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EUREN Johan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FALCAO FLORENTINO Yamaguchi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FARRELL Margaux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FEI Alessandro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FERNANDEZ IBANEZ Beatriz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FERNANDEZ MOLINOS Begon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FESIKOV Sergei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FILIGNO Jonelle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FILION Roseline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FILIPOVIC Filip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FISCHER Joachim</text:p>
          </table:table-cell>
          <table:table-cell office:value-type="string">
            <text:p>Badmin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FOAD James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FONTANA Marco Aurelio</text:p>
          </table:table-cell>
          <table:table-cell office:value-type="string">
            <text:p>Cyclisme Mountain Bi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FORCINITI Rosalba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FORD Russell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FORSTEMANN Robert</text:p>
          </table:table-cell>
          <table:table-cell office:value-type="string">
            <text:p>Cyclisme Mountain Bi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FORSTERLING Karsten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FRANCA Larissa</text:p>
          </table:table-cell>
          <table:table-cell office:value-type="string">
            <text:p>Volleyball de Plag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FRIDZON Vitaliy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FROMM Helena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FROOME Christopher</text:p>
          </table:table-cell>
          <table:table-cell office:value-type="string">
            <text:p>Cyclisme - Ro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FULARCZYK Magdalena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GAJIYEV Danyal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GAL Edward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ASQUET Richard</text:p>
          </table:table-cell>
          <table:table-cell office:value-type="string">
            <text:p>Tenni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GATE Aaron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GAULT Scott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GAYLE Robyn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GAZYUMOV Khetag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GHASEMI Komeil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RE</text:p>
          </table:table-cell>
          <table:table-cell office:value-type="string">
            <text:p>GIAZITZIDOU Christina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GIOVI Andrea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GIRARD Christine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GLAESSER Jasmin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NETO Priscilla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GOCIC Zivko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O</text:p>
          </table:table-cell>
          <table:table-cell office:value-type="string">
            <text:p>GOGSHELIDZE George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GOHDES Matt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GOJUN Jakov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GONG Lijiao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GOUGH Westley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GOULD Georgia</text:p>
          </table:table-cell>
          <table:table-cell office:value-type="string">
            <text:p>Cyclisme Mountain Bik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GOVERS Kieran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GRABARZ Robert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GRECHIN Andrey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GRIMALDI Martin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GROL Henk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GUENOT Steeve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GVOZDYK Oleksandr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GYNTHER Kate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HAGINO Kosuke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HAIGH Juliett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HAO Yun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HARNOIS Marlene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HARROWER Kristi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SA</text:p>
          </table:table-cell>
          <table:table-cell office:value-type="string">
            <text:p>HARTLEY Bridgitte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HAVEL Daniel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HAYAKAWA Ren</text:p>
          </table:table-cell>
          <table:table-cell office:value-type="string">
            <text:p>Tir à l’ar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HAYDEN Brent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HE Chong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HE Wenna</text:p>
          </table:table-cell>
          <table:table-cell office:value-type="string">
            <text:p>Trampo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HEATH Liam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HEIDLER Betty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HEJNOVA Zuzan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HENRIQUEZ TORRES Thais</text:p>
          </table:table-cell>
          <table:table-cell office:value-type="string">
            <text:p>Natation synchronisé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HEYMANS Emilie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HILL Phelan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ND</text:p>
          </table:table-cell>
          <table:table-cell office:value-type="string">
            <text:p>HMANGTE Chungneijang Mery Kom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VK</text:p>
          </table:table-cell>
          <table:table-cell office:value-type="string">
            <text:p>HOCHSCHORNER Pavol</text:p>
          </table:table-cell>
          <table:table-cell office:value-type="string">
            <text:p>Canoë Slalo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VK</text:p>
          </table:table-cell>
          <table:table-cell office:value-type="string">
            <text:p>HOCHSCHORNER Peter</text:p>
          </table:table-cell>
          <table:table-cell office:value-type="string">
            <text:p>Canoë Slalo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HODGES Laura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HOFF Max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OFFA Reese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HOLLSTEIN Martin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HOLZDEPPE Raphael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HORVAT Zlatko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HOSHI Natsumi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HRISTOV Valentin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URLEY Courtney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HURLEY Kelley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HUYNH Carol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HWANG Seokho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AR</text:p>
          </table:table-cell>
          <table:table-cell office:value-type="string">
            <text:p>IGUIDER Abdalaati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IHLE Andreas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RE</text:p>
          </table:table-cell>
          <table:table-cell office:value-type="string">
            <text:p>ILIADIS Ilias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IM Dong Hyun</text:p>
          </table:table-cell>
          <table:table-cell office:value-type="string">
            <text:p>Tir à l’ar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INOUE Kaori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IORDACHE Larisa Andreea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DA</text:p>
          </table:table-cell>
          <table:table-cell office:value-type="string">
            <text:p>IOVU Cristina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IPSEN Kristian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ISINBAEVA Elen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IZOTOV Danil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JACKSON Lauren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N</text:p>
          </table:table-cell>
          <table:table-cell office:value-type="string">
            <text:p>JAMAL Maryam Yusuf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JANIKOWSKI Damian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JARRY Rachel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JENNINGS Terrence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JEON Hee Sook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JI Dongwon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JIANG Haiqi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JOPPICH Peter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JORGENSEN Morten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JUNG Gil Ok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JUNG Jinsun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JUNG Sungryong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JUNG Wooyoung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KALINA Yuliya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KALMOE Megan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</text:p>
          </table:table-cell>
          <table:table-cell office:value-type="string">
            <text:p>KANERVA Silja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ANIE Miki</text:p>
          </table:table-cell>
          <table:table-cell office:value-type="string">
            <text:p>Tir à l’ar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ANO Maiko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T</text:p>
          </table:table-cell>
          <table:table-cell office:value-type="string">
            <text:p>KANTER Gerd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ARASEV Sergey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ATO Yuk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AUN Sasha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KAVANAGH Fergus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AWANAKA Kaori</text:p>
          </table:table-cell>
          <table:table-cell office:value-type="string">
            <text:p>Tir à l’ar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UR</text:p>
          </table:table-cell>
          <table:table-cell office:value-type="string">
            <text:p>KAYAALP Riza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TU</text:p>
          </table:table-cell>
          <table:table-cell office:value-type="string">
            <text:p>KAZAKEVIC Aleksandr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KHARLAN Olga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HRYAPA Victor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KHUDZENKA Volha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RM</text:p>
          </table:table-cell>
          <table:table-cell office:value-type="string">
            <text:p>KHURSHUDYAN Hripsime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HVOSTOV Dmitry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 Sungyueng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Bokyung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Bubmin</text:p>
          </table:table-cell>
          <table:table-cell office:value-type="string">
            <text:p>Tir à l’arc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Changsoo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Hyunsung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Keehee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IM Younggwon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KIMURA Saori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KINGMA Nienk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KIPROTICH Wilson Kipsang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IRILENKO Andrei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IRILENKO Maria</text:p>
          </table:table-cell>
          <table:table-cell office:value-type="string">
            <text:p>Tenni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KITADAI Felipe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KITUM Timothy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KLAMBURG ROQUE Paula</text:p>
          </table:table-cell>
          <table:table-cell office:value-type="string">
            <text:p>Natation synchronisé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KLEIBRINK Benjamin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KNOWLES Mark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KNOX Bronwen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KOHLER Kara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KOO Jacheol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KOPLJAR Marko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OROVASHKOV Alexey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OVALEV Nikolay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OR</text:p>
          </table:table-cell>
          <table:table-cell office:value-type="string">
            <text:p>KRISTOFF Alexander</text:p>
          </table:table-cell>
          <table:table-cell office:value-type="string">
            <text:p>Cyclisme - Ro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KULESHA Iryna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KURAMAGOMEDOV Zaur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KYLE Kaylyn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LACKOVIC Blazenko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LAGUNOV Evgeny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LANG Peter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LANGRIDGE Matthew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LASHGARI Ehsan Naser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LASKO Michal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LAURITO Romina</text:p>
          </table:table-cell>
          <table:table-cell office:value-type="string">
            <text:p>Gymnastique Rythm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AWRENCE Maya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AZARE Mylene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LEBLANC Karina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LEE Bumyoung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KG</text:p>
          </table:table-cell>
          <table:table-cell office:value-type="string">
            <text:p>LEE Wai Sze</text:p>
          </table:table-cell>
          <table:table-cell office:value-type="string">
            <text:p>Cyclisme - Rou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LEE Yong Dae</text:p>
          </table:table-cell>
          <table:table-cell office:value-type="string">
            <text:p>Badmin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EGRAND Ugo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</text:p>
          </table:table-cell>
          <table:table-cell office:value-type="string">
            <text:p>LEHTINEN Silja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RI</text:p>
          </table:table-cell>
          <table:table-cell office:value-type="string">
            <text:p>LENDORE Deon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EVERENZ Caitlin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LEYVA Danell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IN</text:p>
          </table:table-cell>
          <table:table-cell office:value-type="string">
            <text:p>LI Jiawei</text:p>
          </table:table-cell>
          <table:table-cell office:value-type="string">
            <text:p>Tennis de tab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 Jinzi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 Xuanxu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 Yanfeng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 Yunqi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LIDBERG Jimmy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LINCOLN-SMITH Holly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IU Xiaobo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LLOYD Shereef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LOBERT Jonathan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LOBINTSEV Nikit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LONGOSIWA Thomas Pkemei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LOPEZ AZCUY Livan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LOPEZ HERRERO Mart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LOSERT Venio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LOULOUDIS Constantin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U Chunlong</text:p>
          </table:table-cell>
          <table:table-cell office:value-type="string">
            <text:p>Trampo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LU Zhiwu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MACLEOD Hannah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MACLEOD Kathleen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MAGUIRE Emily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AKHOV Bilyal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ALLOY Marti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MAMMADOV Teymur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MANDIC Dusan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MANGIACAPRE Vincenzo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MANGUE GONZALEZ Mart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MANYUROVA Guzel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MAROSI Adam</text:p>
          </table:table-cell>
          <table:table-cell office:value-type="string">
            <text:p>Pentathlon Moder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MARQUES Yane</text:p>
          </table:table-cell>
          <table:table-cell office:value-type="string">
            <text:p>Pentathlon Moder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O</text:p>
          </table:table-cell>
          <table:table-cell office:value-type="string">
            <text:p>MARSAGISHVILI Dato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ARTELLI Adrienn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VK</text:p>
          </table:table-cell>
          <table:table-cell office:value-type="string">
            <text:p>MARTIKAN Michal</text:p>
          </table:table-cell>
          <table:table-cell office:value-type="string">
            <text:p>Canoë Slalom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OU</text:p>
          </table:table-cell>
          <table:table-cell office:value-type="string">
            <text:p>MARTIN Razvan Constantin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MASTRANGELO Luigi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MATHESON Diana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MATSUMOTO Ryutaro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McCORMACK Alicia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cCRORY Nicholas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McCULLOCH Kaarle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McLEOD Erin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McPHERSON Paige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McRAE James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MEDZHIDOV Magomedrasul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MIARCZYNSKI Przemyslaw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MICHALSKA Julia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MIKOLAJCZYK Beata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MITROVIC Stefan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HUN</text:p>
          </table:table-cell>
          <table:table-cell office:value-type="string">
            <text:p>MODOS Peter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MONTANO Aldo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MONTRUCCHIO BEAUS Irene</text:p>
          </table:table-cell>
          <table:table-cell office:value-type="string">
            <text:p>Natation synchronisé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ONYA Sergey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MORAN Jane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MORANDI Matteo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MORGAN Christopher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OROZOV Vladimir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MOSCATO Carmelina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OSIN Vasily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MOZGOV Timofey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MUHAMMAD Lutalo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MULDER Teun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</text:p>
          </table:table-cell>
          <table:table-cell office:value-type="string">
            <text:p>MUNOZ OVIEDO Oscar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MUROFUSHI Koji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EN</text:p>
          </table:table-cell>
          <table:table-cell office:value-type="string">
            <text:p>MUTAI Abel Kiprop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WE</text:p>
          </table:table-cell>
          <table:table-cell office:value-type="string">
            <text:p>MYRGREN Rasmus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NAJA Karolina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NAKAMICHI Hitomi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NAM Hyun Hee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NAM Taehee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ND</text:p>
          </table:table-cell>
          <table:table-cell office:value-type="string">
            <text:p>NARANG Gagan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NASH Georg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NAULT Marie-Eve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NAVARRO JIMENEZ Silvia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NEAL Li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ND</text:p>
          </table:table-cell>
          <table:table-cell office:value-type="string">
            <text:p>NEHWAL Saina</text:p>
          </table:table-cell>
          <table:table-cell office:value-type="string">
            <text:p>Badmin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NICHOLSON Andrew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NIFONTOV Ivan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NIKIC Slobodan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FG</text:p>
          </table:table-cell>
          <table:table-cell office:value-type="string">
            <text:p>NIKPAH Rohullah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NINCEVIC Ivan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NISHIYAMA Masashi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OL</text:p>
          </table:table-cell>
          <table:table-cell office:value-type="string">
            <text:p>NOCETI-KLEPACKA Zofia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NOONAN Daniel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NORREGAARD Allan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OCHAL Glenn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OCKENDEN Edward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L</text:p>
          </table:table-cell>
          <table:table-cell office:value-type="string">
            <text:p>O'CONNOR Cian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OGOGO Anthony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OH Ha Na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OH Jaesuk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O'HEA Jenna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OLDERSHAW Mark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OLDHAM Sam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</text:p>
          </table:table-cell>
          <table:table-cell office:value-type="string">
            <text:p>OQUENDO ZABALA Carlos Mario</text:p>
          </table:table-cell>
          <table:table-cell office:value-type="string">
            <text:p>Cyclisme - BM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ORCHARD Simon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OTOMO Ai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PAGET Jonathan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PAGNINI Marta</text:p>
          </table:table-cell>
          <table:table-cell office:value-type="string">
            <text:p>Gymnastique Rythm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AS</text:p>
          </table:table-cell>
          <table:table-cell office:value-type="string">
            <text:p>PAMG Pandelela Rinong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PAMIALOVA Iryna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PANTER Anne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PAPI Samuele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PAPOK Nadzeya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PARCHMENT Hansle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PARK Chuyoung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PARK Jongwoo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PARKER Kelly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PARODI Simone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PARTRIDGE Alex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PAUTARAN Maryna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PAVIA Automne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PEDERSEN Christinna</text:p>
          </table:table-cell>
          <table:table-cell office:value-type="string">
            <text:p>Badmin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PERKINS Shane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PERVUKHIN Ilya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PETERS Dimitri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TU</text:p>
          </table:table-cell>
          <table:table-cell office:value-type="string">
            <text:p>PETRAUSKAS Evaldas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PETROVA ARKHIPOVA Tatyan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PETROVA Nadia</text:p>
          </table:table-cell>
          <table:table-cell office:value-type="string">
            <text:p>Tenni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PIJETLOVIC Dusko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PIJETLOVIC Gojko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PINEDO SAENZ Elisabeth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AT</text:p>
          </table:table-cell>
          <table:table-cell office:value-type="string">
            <text:p>PLAVINS Martins</text:p>
          </table:table-cell>
          <table:table-cell office:value-type="string">
            <text:p>Volleyball de Plag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POISTOGOVA Ekaterin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PONKRASHOV Anton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PONS ARENAS Laia</text:p>
          </table:table-cell>
          <table:table-cell office:value-type="string">
            <text:p>Natation synchronisé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POVH Olesy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POWELL Caroline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PRADA Bruno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PRLAINOVIC Andrija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UL</text:p>
          </table:table-cell>
          <table:table-cell office:value-type="string">
            <text:p>PULEV Tervel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PURVIS Daniel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QIEYANG Shenjie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RADEN Nikola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RADIVILOV Igor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RALPH Glencora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RANSLEY Tom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ZE</text:p>
          </table:table-cell>
          <table:table-cell office:value-type="string">
            <text:p>RATKEVICH Yuliya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AYMOND Lisa</text:p>
          </table:table-cell>
          <table:table-cell office:value-type="string">
            <text:p>Tenni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REAU Delphine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OL</text:p>
          </table:table-cell>
          <table:table-cell office:value-type="string">
            <text:p>RENTERIA CASTILLO Jackeline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REPELAER van DRIEL Rolin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RICHARDS Jonelle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RICHARDS Samantha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RICHARDSON Helen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RICKARD Brenton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RIPPON Mel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ROGERS Chloe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RI</text:p>
          </table:table-cell>
          <table:table-cell office:value-type="string">
            <text:p>ROSTAMI Kianoush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RUMMEL Henrik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</text:p>
          </table:table-cell>
          <table:table-cell office:value-type="string">
            <text:p>RUUSKANEN Antti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RYAN Marc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RK</text:p>
          </table:table-cell>
          <table:table-cell office:value-type="string">
            <text:p>RYANG Chun Hwa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RYEMYEN Mariy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SABOT Hamilton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GL</text:p>
          </table:table-cell>
          <table:table-cell office:value-type="string">
            <text:p>SAINJARGAL Nyam-Ochir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SAKODA Saori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SALADUHA Olh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SAMELE Luigi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X</text:p>
          </table:table-cell>
          <table:table-cell office:value-type="string">
            <text:p>SANCHEZ SOTO Laura</text:p>
          </table:table-cell>
          <table:table-cell office:value-type="string">
            <text:p>Plonge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SANO Yuko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SANTONI Elisa</text:p>
          </table:table-cell>
          <table:table-cell office:value-type="string">
            <text:p>Gymnastique Rythm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SAPONJIC Aleksa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SARMIENTO Mauro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ATCH William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SAVANI Cristian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SAVRAYUK Anzhelika</text:p>
          </table:table-cell>
          <table:table-cell office:value-type="string">
            <text:p>Gymnastique Rythm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BIHI Mohamed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CANLAN Susie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SCHEIDT Robert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SCHELLEKENS Ann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SCHMIDT Sophie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CHOFIELD Jon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SCOTT Coleman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SCOTT Desiree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SCOWN Rebecca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CREEN Jennifer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EARLE Greg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EMENOV Mingiyan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SERGENT Jesse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SESSELMANN Lauren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SA</text:p>
          </table:table-cell>
          <table:table-cell office:value-type="string">
            <text:p>SHARBATLY Abdullah Waleed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SHELESTYUK Taras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SHIMIZU Satoshi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SHINNABE Risa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LR</text:p>
          </table:table-cell>
          <table:table-cell office:value-type="string">
            <text:p>SHKERMANKOVA Maryna</text:p>
          </table:table-cell>
          <table:table-cell office:value-type="string">
            <text:p>Haltérophili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HKOLINA Svetlan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HTYL' Ivan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HVED Alexey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SI Tianfeng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SILVA Juliana</text:p>
          </table:table-cell>
          <table:table-cell office:value-type="string">
            <text:p>Volleyball de Plag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 office:value-type="string">
            <text:p>SILVA Rafael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SINCLAIR Christine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LAT</text:p>
          </table:table-cell>
          <table:table-cell office:value-type="string">
            <text:p>SMEDINS Janis</text:p>
          </table:table-cell>
          <table:table-cell office:value-type="string">
            <text:p>Volleyball de Plag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MITH Sophie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SMULDERS Laura</text:p>
          </table:table-cell>
          <table:table-cell office:value-type="string">
            <text:p>Cyclisme - BMX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NELL Belinda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ZB</text:p>
          </table:table-cell>
          <table:table-cell office:value-type="string">
            <text:p>SOBIROV Rishod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RI</text:p>
          </table:table-cell>
          <table:table-cell office:value-type="string">
            <text:p>SOLOMON Jarrin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HA</text:p>
          </table:table-cell>
          <table:table-cell office:value-type="string">
            <text:p>SONKHAM Chanatip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SORO Slobodan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SOROKINA Valeria</text:p>
          </table:table-cell>
          <table:table-cell office:value-type="string">
            <text:p>Badmin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GL</text:p>
          </table:table-cell>
          <table:table-cell office:value-type="string">
            <text:p>SORONZONBOLD Battsetseg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OUTHERN Ash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LO</text:p>
          </table:table-cell>
          <table:table-cell office:value-type="string">
            <text:p>SPIK Luka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TAHL Lind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STEFANESCU Andreea</text:p>
          </table:table-cell>
          <table:table-cell office:value-type="string">
            <text:p>Gymnastique Rythm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STEGER Bastian</text:p>
          </table:table-cell>
          <table:table-cell office:value-type="string">
            <text:p>Tennis de tab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STERBA Jan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STEWART Chelsea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TOECKEL Hayden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STORRY Elizabeth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STRLEK Manuel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KR</text:p>
          </table:table-cell>
          <table:table-cell office:value-type="string">
            <text:p>STUY Hrystyn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SUAREZ Leonel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SWANN Matthew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SYKOROVA Adela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TAKESHITA Yoshie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TANATAROV Akzhurek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TANCREDI Melissa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TANG Yi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TARANTINO Luigi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TARGETT Matt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TATEISHI Ryo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TAYLOR Peter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RA</text:p>
          </table:table-cell>
          <table:table-cell office:value-type="string">
            <text:p>TCHEUMEO Audrey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THOMAS Kristian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THOMAS Sarah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RI</text:p>
          </table:table-cell>
          <table:table-cell office:value-type="string">
            <text:p>THOMPSON Richard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ZB</text:p>
          </table:table-cell>
          <table:table-cell office:value-type="string">
            <text:p>TIGIEV Soslan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TIMKO Brittany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TODD Mark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TOELZER Andreas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UB</text:p>
          </table:table-cell>
          <table:table-cell office:value-type="string">
            <text:p>TOLEDO LOPEZ Yasniel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TONG Wen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TRAVICA Dragan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ZE</text:p>
          </table:table-cell>
          <table:table-cell office:value-type="string">
            <text:p>TREFIL Lukas</text:p>
          </table:table-cell>
          <table:table-cell office:value-type="string">
            <text:p>Canoë-kayak, Course en Lig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TSARGUSH Denis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PE</text:p>
          </table:table-cell>
          <table:table-cell office:value-type="string">
            <text:p>TSENG Li-Cheng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RE</text:p>
          </table:table-cell>
          <table:table-cell office:value-type="string">
            <text:p>TSIAVOU Alexandra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O</text:p>
          </table:table-cell>
          <table:table-cell office:value-type="string">
            <text:p>TSKHADAIA Manuchar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TURNER Glenn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TWEDDLE Elizabeth</text:p>
          </table:table-cell>
          <table:table-cell office:value-type="string">
            <text:p>Gymnastique artistiqu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TWIGG Georgie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UDOVICIC Vanja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UEDA Haruk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UENO Yoshie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ESP</text:p>
          </table:table-cell>
          <table:table-cell office:value-type="string">
            <text:p>UNDA Maider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UNSWORTH Laura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GL</text:p>
          </table:table-cell>
          <table:table-cell office:value-type="string">
            <text:p>URANCHIMEG Munkh-Erdene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URU Storm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VALOIS-FORTIER Antoine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EL</text:p>
          </table:table-cell>
          <table:table-cell office:value-type="string">
            <text:p>Van ACKER Evi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an GRUNSVEN Anky</text:p>
          </table:table-cell>
          <table:table-cell office:value-type="string">
            <text:p>Sports Équestr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BEL</text:p>
          </table:table-cell>
          <table:table-cell office:value-type="string">
            <text:p>van SNICK Charline</text:p>
          </table:table-cell>
          <table:table-cell office:value-type="string">
            <text:p>Ju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ZL</text:p>
          </table:table-cell>
          <table:table-cell office:value-type="string">
            <text:p>van VELTHOOVEN Simon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VANDERKAAY Peter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VEENHOVEN Jacobine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VISLOVA Nina</text:p>
          </table:table-cell>
          <table:table-cell office:value-type="string">
            <text:p>Badmint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AZ</text:p>
          </table:table-cell>
          <table:table-cell office:value-type="string">
            <text:p>VOLNOVA Marina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VOLOSOVA Lubov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VORI Igor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VORONOV Evgeny</text:p>
          </table:table-cell>
          <table:table-cell office:value-type="string">
            <text:p>Baske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VUKOVIC Drago</text:p>
          </table:table-cell>
          <table:table-cell office:value-type="string">
            <text:p>Hand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WALSH Kate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WALTON Sally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IN</text:p>
          </table:table-cell>
          <table:table-cell office:value-type="string">
            <text:p>WANG Yuegu</text:p>
          </table:table-cell>
          <table:table-cell office:value-type="string">
            <text:p>Tennis de tab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ANG Zhen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WANG Zhiwei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WEBSTER Rowie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WEINBERGER Richard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EIR Amanda</text:p>
          </table:table-cell>
          <table:table-cell office:value-type="string">
            <text:p>Nata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WEIR Warren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USA</text:p>
          </table:table-cell>
          <table:table-cell office:value-type="string">
            <text:p>WELLS Kellie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ER</text:p>
          </table:table-cell>
          <table:table-cell office:value-type="string">
            <text:p>WESSELS Andre</text:p>
          </table:table-cell>
          <table:table-cell office:value-type="string">
            <text:p>Escri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ED</text:p>
          </table:table-cell>
          <table:table-cell office:value-type="string">
            <text:p>WESTERHOF Lisa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GBR</text:p>
          </table:table-cell>
          <table:table-cell office:value-type="string">
            <text:p>WHITE Nicola</text:p>
          </table:table-cell>
          <table:table-cell office:value-type="string">
            <text:p>Hockey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WHITTEN Tara</text:p>
          </table:table-cell>
          <table:table-cell office:value-type="string">
            <text:p>Cyclisme - Pis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WHYTE Rosemarie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WILKINSON Rhian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WILLIAMS Shericka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AM</text:p>
          </table:table-cell>
          <table:table-cell office:value-type="string">
            <text:p>WILLIAMS-MILLS Novlene</text:p>
          </table:table-cell>
          <table:table-cell office:value-type="string">
            <text:p>Athlétism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DEN</text:p>
          </table:table-cell>
          <table:table-cell office:value-type="string">
            <text:p>WINTHER Kasper</text:p>
          </table:table-cell>
          <table:table-cell office:value-type="string">
            <text:p>Avir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IN</text:p>
          </table:table-cell>
          <table:table-cell office:value-type="string">
            <text:p>WULFF Mikaela</text:p>
          </table:table-cell>
          <table:table-cell office:value-type="string">
            <text:p>Voi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YAMAGUCHI Mai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RK</text:p>
          </table:table-cell>
          <table:table-cell office:value-type="string">
            <text:p>YANG Kyong Il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HN</text:p>
          </table:table-cell>
          <table:table-cell office:value-type="string">
            <text:p>YU Dan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JPN</text:p>
          </table:table-cell>
          <table:table-cell office:value-type="string">
            <text:p>YUMOTO Shinichi</text:p>
          </table:table-cell>
          <table:table-cell office:value-type="string">
            <text:p>Lutt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KOR</text:p>
          </table:table-cell>
          <table:table-cell office:value-type="string">
            <text:p>YUN Sukyoung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AUS</text:p>
          </table:table-cell>
          <table:table-cell office:value-type="string">
            <text:p>ZAGAME Nicola</text:p>
          </table:table-cell>
          <table:table-cell office:value-type="string">
            <text:p>Water-pol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US</text:p>
          </table:table-cell>
          <table:table-cell office:value-type="string">
            <text:p>ZAMKOVOY Andrey</text:p>
          </table:table-cell>
          <table:table-cell office:value-type="string">
            <text:p>Box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RO</text:p>
          </table:table-cell>
          <table:table-cell office:value-type="string">
            <text:p>ZANINOVIC Lucija</text:p>
          </table:table-cell>
          <table:table-cell office:value-type="string">
            <text:p>Taekwondo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TA</text:p>
          </table:table-cell>
          <table:table-cell office:value-type="string">
            <text:p>ZAYTSEV Ivan</text:p>
          </table:table-cell>
          <table:table-cell office:value-type="string">
            <text:p>Volley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RB</text:p>
          </table:table-cell>
          <table:table-cell office:value-type="string">
            <text:p>ZLATIC Andrija</text:p>
          </table:table-cell>
          <table:table-cell office:value-type="string">
            <text:p>Tir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CAN</text:p>
          </table:table-cell>
          <table:table-cell office:value-type="string">
            <text:p>ZURRER Emily</text:p>
          </table:table-cell>
          <table:table-cell office:value-type="string">
            <text:p>Football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e_20_du_20_pilote_20_-_20_Champ" style:display-name="Table du pilote - Champ" style:family="table-cell" style:parent-style-name="Default"/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29/01/2013</text:date>, <text:time>18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gitte Devin</meta:initial-creator>
    <meta:creation-date>2013-01-29T17:45:18.26</meta:creation-date>
    <dc:date>2013-01-29T18:08:28.42</dc:date>
    <dc:creator>Brigitte Devin</dc:creator>
    <meta:editing-duration>PT23M</meta:editing-duration>
    <meta:editing-cycles>4</meta:editing-cycles>
    <meta:generator>LibreOffice/3.4$Win32 LibreOffice_project/340m1$Build-203</meta:generator>
    <meta:document-statistic meta:table-count="1" meta:cell-count="12481" meta:object-count="0"/>
  </office:meta>
</office:document-meta>
</file>